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9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4.24pt"/>
    </style:style>
    <style:style style:name="co4" style:family="table-column">
      <style:table-column-properties fo:break-before="auto" style:column-width="80.36pt"/>
    </style:style>
    <style:style style:name="co5" style:family="table-column">
      <style:table-column-properties fo:break-before="auto" style:column-width="315.81pt"/>
    </style:style>
    <style:style style:name="co6" style:family="table-column">
      <style:table-column-properties fo:break-before="auto" style:column-width="93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  <style:text-properties fo:color="#000000"/>
    </style:style>
    <style:style style:name="ce2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>
      <style:table-cell-properties fo:background-color="transparent"/>
      <style:text-properties fo:color="#ed1c24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10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color="#000000"/>
    </style:style>
    <style:style style:name="ce24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ext-properties fo:color="#ed1c24"/>
    </style:style>
    <style:style style:name="ce12" style:family="table-cell" style:parent-style-name="Default" style:data-style-name="N3">
      <style:table-cell-properties fo:background-color="transparent" fo:wrap-option="wrap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">
      <style:table-cell-properties fo:background-color="transparent"/>
      <style:text-properties fo:color="#000000"/>
    </style:style>
    <style:style style:name="ce14" style:family="table-cell" style:parent-style-name="Default" style:data-style-name="N3">
      <style:table-cell-properties fo:border-bottom="0.06pt solid #000000" fo:background-color="transparent" fo:border-left="none" fo:border-right="none" fo:border-top="0.06pt solid #000000"/>
      <style:text-properties fo:color="#000000"/>
    </style:style>
    <style:style style:name="ce46" style:family="table-cell" style:parent-style-name="Default" style:data-style-name="N3">
      <style:table-cell-properties fo:border-bottom="0.06pt solid #000000" fo:border-left="none" fo:border-right="none" fo:border-top="0.06pt solid #000000"/>
    </style:style>
    <style:style style:name="ce15" style:family="table-cell" style:parent-style-name="Default" style:data-style-name="N140">
      <style:table-cell-properties fo:background-color="transparent"/>
      <style:text-properties fo:color="#000000"/>
    </style:style>
    <style:style style:name="ce16" style:family="table-cell" style:parent-style-name="Default" style:data-style-name="N140">
      <style:table-cell-properties fo:border-bottom="0.06pt solid #000000" fo:background-color="transparent" fo:border-left="none" fo:border-right="none" fo:border-top="0.06pt solid #000000"/>
      <style:text-properties fo:color="#000000"/>
    </style:style>
    <style:style style:name="ce17" style:family="table-cell" style:parent-style-name="Default">
      <style:table-cell-properties fo:background-color="#fff200"/>
    </style:style>
    <style:style style:name="ce18" style:family="table-cell" style:parent-style-name="Default">
      <style:table-cell-properties fo:background-color="#fffbcc"/>
    </style:style>
    <style:style style:name="ce19" style:family="table-cell" style:parent-style-name="Default">
      <style:table-cell-properties fo:background-color="#999999"/>
    </style:style>
    <style:style style:name="ce20" style:family="table-cell" style:parent-style-name="Default">
      <style:table-cell-properties fo:background-color="#dddddd"/>
    </style:style>
    <style:style style:name="ce21" style:family="table-cell" style:parent-style-name="Default" style:data-style-name="N61">
      <style:table-cell-properties fo:background-color="#fff200"/>
    </style:style>
    <style:style style:name="ce22" style:family="table-cell" style:parent-style-name="Default" style:data-style-name="N132">
      <style:table-cell-properties fo:background-color="#dddddd"/>
    </style:style>
    <style:style style:name="ce23" style:family="table-cell" style:parent-style-name="Default">
      <style:text-properties fo:color="#ce18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aw read depth - from raw PE" table:style-name="ta1">
        <table:table-column table:style-name="co1" table:default-cell-style-name="ce9"/>
        <table:table-column table:style-name="co2" table:default-cell-style-name="ce9"/>
        <table:table-column table:style-name="co2" table:number-columns-repeated="2" table:default-cell-style-name="ce13"/>
        <table:table-column table:style-name="co3" table:default-cell-style-name="ce13"/>
        <table:table-column table:style-name="co4" table:default-cell-style-name="ce15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7" office:value-type="string" calcext:value-type="string">
            <text:p>Sample</text:p>
          </table:table-cell>
          <table:table-cell table:style-name="ce7" office:value-type="string" calcext:value-type="string">
            <text:p>Seq Length</text:p>
          </table:table-cell>
          <table:table-cell table:style-name="ce7" office:value-type="string" calcext:value-type="string">
            <text:p>Total raw 1st</text:p>
          </table:table-cell>
          <table:table-cell table:style-name="ce7" office:value-type="string" calcext:value-type="string">
            <text:p>Total raw 2nd</text:p>
          </table:table-cell>
          <table:table-cell table:style-name="ce7" office:value-type="string" calcext:value-type="string">
            <text:p>Total raw reads</text:p>
          </table:table-cell>
          <table:table-cell table:style-name="ce7" office:value-type="string" calcext:value-type="string">
            <text:p>Raw read depth</text:p>
          </table:table-cell>
          <table:table-cell/>
          <table:table-cell office:value-type="string" calcext:value-type="string">
            <text:p>Number of amplicons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table:style-name="ce2" office:value-type="string" calcext:value-type="string">
            <text:p>B1-01</text:p>
          </table:table-cell>
          <table:table-cell office:value-type="float" office:value="150" calcext:value-type="float">
            <text:p>150</text:p>
          </table:table-cell>
          <table:table-cell table:style-name="ce12" office:value-type="float" office:value="289089" calcext:value-type="float">
            <text:p>289,089</text:p>
          </table:table-cell>
          <table:table-cell office:value-type="float" office:value="290432" calcext:value-type="float">
            <text:p>290,432</text:p>
          </table:table-cell>
          <table:table-cell table:formula="of:=[.C2]+[.D2]" office:value-type="float" office:value="579521" calcext:value-type="float">
            <text:p>579,521</text:p>
          </table:table-cell>
          <table:table-cell table:formula="of:=([.B2]*[.E2])/[.$I$3]" office:value-type="float" office:value="12073.3541666667" calcext:value-type="float">
            <text:p>12,073.354</text:p>
          </table:table-cell>
          <table:table-cell/>
          <table:table-cell office:value-type="string" calcext:value-type="string">
            <text:p>Average amplicon length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style-name="ce8" office:value-type="string" calcext:value-type="string">
            <text:p>B1-02</text:p>
          </table:table-cell>
          <table:table-cell office:value-type="float" office:value="150" calcext:value-type="float">
            <text:p>150</text:p>
          </table:table-cell>
          <table:table-cell table:style-name="ce12" office:value-type="float" office:value="346792" calcext:value-type="float">
            <text:p>346,792</text:p>
          </table:table-cell>
          <table:table-cell office:value-type="float" office:value="348309" calcext:value-type="float">
            <text:p>348,309</text:p>
          </table:table-cell>
          <table:table-cell table:formula="of:=[.C3]+[.D3]" office:value-type="float" office:value="695101" calcext:value-type="float">
            <text:p>695,101</text:p>
          </table:table-cell>
          <table:table-cell table:formula="of:=([.B3]*[.E3])/[.$I$3]" office:value-type="float" office:value="14481.2708333333" calcext:value-type="float">
            <text:p>14,481.271</text:p>
          </table:table-cell>
          <table:table-cell/>
          <table:table-cell office:value-type="string" calcext:value-type="string">
            <text:p>Total amplicon reference size</text:p>
          </table:table-cell>
          <table:table-cell table:formula="of:=[.I1]*[.I2]" office:value-type="float" office:value="7200" calcext:value-type="float">
            <text:p>7200</text:p>
          </table:table-cell>
        </table:table-row>
        <table:table-row table:style-name="ro2">
          <table:table-cell office:value-type="string" calcext:value-type="string">
            <text:p>B1-05</text:p>
          </table:table-cell>
          <table:table-cell office:value-type="float" office:value="150" calcext:value-type="float">
            <text:p>150</text:p>
          </table:table-cell>
          <table:table-cell table:style-name="ce12" office:value-type="float" office:value="303896" calcext:value-type="float">
            <text:p>303,896</text:p>
          </table:table-cell>
          <table:table-cell office:value-type="float" office:value="305258" calcext:value-type="float">
            <text:p>305,258</text:p>
          </table:table-cell>
          <table:table-cell table:formula="of:=[.C4]+[.D4]" office:value-type="float" office:value="609154" calcext:value-type="float">
            <text:p>609,154</text:p>
          </table:table-cell>
          <table:table-cell table:formula="of:=([.B4]*[.E4])/[.$I$3]" office:value-type="float" office:value="12690.7083333333" calcext:value-type="float">
            <text:p>12,690.708</text:p>
          </table:table-cell>
          <table:table-cell/>
          <table:table-cell office:value-type="string" calcext:value-type="string">
            <text:p>Read Length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B1-09</text:p>
          </table:table-cell>
          <table:table-cell office:value-type="float" office:value="150" calcext:value-type="float">
            <text:p>150</text:p>
          </table:table-cell>
          <table:table-cell table:style-name="ce12" office:value-type="float" office:value="312750" calcext:value-type="float">
            <text:p>312,750</text:p>
          </table:table-cell>
          <table:table-cell office:value-type="float" office:value="314222" calcext:value-type="float">
            <text:p>314,222</text:p>
          </table:table-cell>
          <table:table-cell table:formula="of:=[.C5]+[.D5]" office:value-type="float" office:value="626972" calcext:value-type="float">
            <text:p>626,972</text:p>
          </table:table-cell>
          <table:table-cell table:formula="of:=([.B5]*[.E5])/[.$I$3]" office:value-type="float" office:value="13061.9166666667" calcext:value-type="float">
            <text:p>13,061.917</text:p>
          </table:table-cell>
          <table:table-cell/>
          <table:table-cell table:style-name="ce17" office:value-type="string" calcext:value-type="string">
            <text:p>Sequencing yield (1 lane) MiSeq Reagent Kit V3 – number of reads</text:p>
          </table:table-cell>
          <table:table-cell table:style-name="ce21" office:value-type="float" office:value="30000000" calcext:value-type="float">
            <text:p>3.00E+07</text:p>
          </table:table-cell>
        </table:table-row>
        <table:table-row table:style-name="ro2">
          <table:table-cell office:value-type="string" calcext:value-type="string">
            <text:p>C1-02</text:p>
          </table:table-cell>
          <table:table-cell office:value-type="float" office:value="150" calcext:value-type="float">
            <text:p>150</text:p>
          </table:table-cell>
          <table:table-cell office:value-type="float" office:value="328668" calcext:value-type="float">
            <text:p>328,668</text:p>
          </table:table-cell>
          <table:table-cell office:value-type="float" office:value="330190" calcext:value-type="float">
            <text:p>330,190</text:p>
          </table:table-cell>
          <table:table-cell table:formula="of:=[.C6]+[.D6]" office:value-type="float" office:value="658858" calcext:value-type="float">
            <text:p>658,858</text:p>
          </table:table-cell>
          <table:table-cell table:formula="of:=([.B6]*[.E6])/[.$I$3]" office:value-type="float" office:value="13726.2083333333" calcext:value-type="float">
            <text:p>13,726.208</text:p>
          </table:table-cell>
          <table:table-cell/>
          <table:table-cell table:style-name="ce18" office:value-type="string" calcext:value-type="string">
            <text:p><text:span text:style-name="T1">Raw read depth – 1 lane MiSeq Reagent Kit V3</text:span> (coverage)</text:p>
          </table:table-cell>
          <table:table-cell table:style-name="ce18" table:formula="of:=([.I4]*[.I5])/[.I3]" office:value-type="float" office:value="625000" calcext:value-type="float">
            <text:p>625000</text:p>
          </table:table-cell>
        </table:table-row>
        <table:table-row table:style-name="ro2">
          <table:table-cell office:value-type="string" calcext:value-type="string">
            <text:p>C1-05</text:p>
          </table:table-cell>
          <table:table-cell office:value-type="float" office:value="150" calcext:value-type="float">
            <text:p>150</text:p>
          </table:table-cell>
          <table:table-cell office:value-type="float" office:value="306895" calcext:value-type="float">
            <text:p>306,895</text:p>
          </table:table-cell>
          <table:table-cell office:value-type="float" office:value="308524" calcext:value-type="float">
            <text:p>308,524</text:p>
          </table:table-cell>
          <table:table-cell table:formula="of:=[.C7]+[.D7]" office:value-type="float" office:value="615419" calcext:value-type="float">
            <text:p>615,419</text:p>
          </table:table-cell>
          <table:table-cell table:formula="of:=([.B7]*[.E7])/[.$I$3]" office:value-type="float" office:value="12821.2291666667" calcext:value-type="float">
            <text:p>12,821.229</text:p>
          </table:table-cell>
          <table:table-cell/>
          <table:table-cell table:style-name="ce18" office:value-type="string" calcext:value-type="string">
            <text:p><text:span text:style-name="T1">Raw read depth – 1 lane MiSeq Reagent Kit V3</text:span> – sample (coverage)</text:p>
          </table:table-cell>
          <table:table-cell table:style-name="ce18" table:formula="of:=[.I6]/48" office:value-type="float" office:value="13020.8333333333" calcext:value-type="float">
            <text:p>13020.8333333333</text:p>
          </table:table-cell>
        </table:table-row>
        <table:table-row table:style-name="ro1">
          <table:table-cell office:value-type="string" calcext:value-type="string">
            <text:p>C1-08</text:p>
          </table:table-cell>
          <table:table-cell office:value-type="float" office:value="150" calcext:value-type="float">
            <text:p>150</text:p>
          </table:table-cell>
          <table:table-cell office:value-type="float" office:value="322702" calcext:value-type="float">
            <text:p>322,702</text:p>
          </table:table-cell>
          <table:table-cell office:value-type="float" office:value="324385" calcext:value-type="float">
            <text:p>324,385</text:p>
          </table:table-cell>
          <table:table-cell table:formula="of:=[.C8]+[.D8]" office:value-type="float" office:value="647087" calcext:value-type="float">
            <text:p>647,087</text:p>
          </table:table-cell>
          <table:table-cell table:formula="of:=([.B8]*[.E8])/[.$I$3]" office:value-type="float" office:value="13480.9791666667" calcext:value-type="float">
            <text:p>13,480.979</text:p>
          </table:table-cell>
          <table:table-cell/>
          <table:table-cell table:style-name="ce18" table:number-columns-repeated="2"/>
        </table:table-row>
        <table:table-row table:style-name="ro2">
          <table:table-cell office:value-type="string" calcext:value-type="string">
            <text:p>C1-14</text:p>
          </table:table-cell>
          <table:table-cell office:value-type="float" office:value="150" calcext:value-type="float">
            <text:p>150</text:p>
          </table:table-cell>
          <table:table-cell office:value-type="float" office:value="332660" calcext:value-type="float">
            <text:p>332,660</text:p>
          </table:table-cell>
          <table:table-cell office:value-type="float" office:value="334058" calcext:value-type="float">
            <text:p>334,058</text:p>
          </table:table-cell>
          <table:table-cell table:formula="of:=[.C9]+[.D9]" office:value-type="float" office:value="666718" calcext:value-type="float">
            <text:p>666,718</text:p>
          </table:table-cell>
          <table:table-cell table:formula="of:=([.B9]*[.E9])/[.$I$3]" office:value-type="float" office:value="13889.9583333333" calcext:value-type="float">
            <text:p>13,889.958</text:p>
          </table:table-cell>
          <table:table-cell/>
          <table:table-cell table:style-name="ce17" office:value-type="string" calcext:value-type="string">
            <text:p><text:span text:style-name="T1">Sequencing yield (1 lane) MiSeq Reagent Kit V3</text:span> – in base pairs</text:p>
          </table:table-cell>
          <table:table-cell table:style-name="ce17" office:value-type="float" office:value="5000000000" calcext:value-type="float">
            <text:p>5000000000</text:p>
          </table:table-cell>
        </table:table-row>
        <table:table-row table:style-name="ro2">
          <table:table-cell office:value-type="string" calcext:value-type="string">
            <text:p>C1-16</text:p>
          </table:table-cell>
          <table:table-cell office:value-type="float" office:value="150" calcext:value-type="float">
            <text:p>150</text:p>
          </table:table-cell>
          <table:table-cell office:value-type="float" office:value="331388" calcext:value-type="float">
            <text:p>331,388</text:p>
          </table:table-cell>
          <table:table-cell office:value-type="float" office:value="333031" calcext:value-type="float">
            <text:p>333,031</text:p>
          </table:table-cell>
          <table:table-cell table:formula="of:=[.C10]+[.D10]" office:value-type="float" office:value="664419" calcext:value-type="float">
            <text:p>664,419</text:p>
          </table:table-cell>
          <table:table-cell table:formula="of:=([.B10]*[.E10])/[.$I$3]" office:value-type="float" office:value="13842.0625" calcext:value-type="float">
            <text:p>13,842.063</text:p>
          </table:table-cell>
          <table:table-cell/>
          <table:table-cell table:style-name="ce18" office:value-type="string" calcext:value-type="string">
            <text:p><text:span text:style-name="T1">Raw read depth – 1 lane MiSeq Reagent Kit V3</text:span> (coverage)</text:p>
          </table:table-cell>
          <table:table-cell table:style-name="ce18" table:formula="of:=[.I9]/[.I3]" office:value-type="float" office:value="694444.444444444" calcext:value-type="float">
            <text:p>694444.444444444</text:p>
          </table:table-cell>
        </table:table-row>
        <table:table-row table:style-name="ro2">
          <table:table-cell office:value-type="string" calcext:value-type="string">
            <text:p>C2-01</text:p>
          </table:table-cell>
          <table:table-cell office:value-type="float" office:value="150" calcext:value-type="float">
            <text:p>150</text:p>
          </table:table-cell>
          <table:table-cell office:value-type="float" office:value="359330" calcext:value-type="float">
            <text:p>359,330</text:p>
          </table:table-cell>
          <table:table-cell office:value-type="float" office:value="360921" calcext:value-type="float">
            <text:p>360,921</text:p>
          </table:table-cell>
          <table:table-cell table:formula="of:=[.C11]+[.D11]" office:value-type="float" office:value="720251" calcext:value-type="float">
            <text:p>720,251</text:p>
          </table:table-cell>
          <table:table-cell table:formula="of:=([.B11]*[.E11])/[.$I$3]" office:value-type="float" office:value="15005.2291666667" calcext:value-type="float">
            <text:p>15,005.229</text:p>
          </table:table-cell>
          <table:table-cell/>
          <table:table-cell table:style-name="ce18" office:value-type="string" calcext:value-type="string">
            <text:p><text:span text:style-name="T1">Raw read depth – 1 lane MiSeq Reagent Kit V3</text:span> – sample (coverage)</text:p>
          </table:table-cell>
          <table:table-cell table:style-name="ce18" table:formula="of:=[.I10]/48" office:value-type="float" office:value="14467.5925925926" calcext:value-type="float">
            <text:p>14467.5925925926</text:p>
          </table:table-cell>
        </table:table-row>
        <table:table-row table:style-name="ro1">
          <table:table-cell office:value-type="string" calcext:value-type="string">
            <text:p>C2-03</text:p>
          </table:table-cell>
          <table:table-cell office:value-type="float" office:value="150" calcext:value-type="float">
            <text:p>150</text:p>
          </table:table-cell>
          <table:table-cell office:value-type="float" office:value="325633" calcext:value-type="float">
            <text:p>325,633</text:p>
          </table:table-cell>
          <table:table-cell office:value-type="float" office:value="327148" calcext:value-type="float">
            <text:p>327,148</text:p>
          </table:table-cell>
          <table:table-cell table:formula="of:=[.C12]+[.D12]" office:value-type="float" office:value="652781" calcext:value-type="float">
            <text:p>652,781</text:p>
          </table:table-cell>
          <table:table-cell table:formula="of:=([.B12]*[.E12])/[.$I$3]" office:value-type="float" office:value="13599.6041666667" calcext:value-type="float">
            <text:p>13,599.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-07</text:p>
          </table:table-cell>
          <table:table-cell office:value-type="float" office:value="150" calcext:value-type="float">
            <text:p>150</text:p>
          </table:table-cell>
          <table:table-cell office:value-type="float" office:value="332557" calcext:value-type="float">
            <text:p>332,557</text:p>
          </table:table-cell>
          <table:table-cell office:value-type="float" office:value="334224" calcext:value-type="float">
            <text:p>334,224</text:p>
          </table:table-cell>
          <table:table-cell table:formula="of:=[.C13]+[.D13]" office:value-type="float" office:value="666781" calcext:value-type="float">
            <text:p>666,781</text:p>
          </table:table-cell>
          <table:table-cell table:formula="of:=([.B13]*[.E13])/[.$I$3]" office:value-type="float" office:value="13891.2708333333" calcext:value-type="float">
            <text:p>13,891.271</text:p>
          </table:table-cell>
          <table:table-cell/>
          <table:table-cell table:style-name="ce19" office:value-type="string" calcext:value-type="string">
            <text:p>Sequecing yield (1 lane) produced – number of reads</text:p>
          </table:table-cell>
          <table:table-cell table:style-name="ce19" table:formula="of:=[.C50]+[.D50]" office:value-type="float" office:value="30302520" calcext:value-type="float">
            <text:p>30302520</text:p>
          </table:table-cell>
        </table:table-row>
        <table:table-row table:style-name="ro1">
          <table:table-cell office:value-type="string" calcext:value-type="string">
            <text:p>C2-13</text:p>
          </table:table-cell>
          <table:table-cell office:value-type="float" office:value="150" calcext:value-type="float">
            <text:p>150</text:p>
          </table:table-cell>
          <table:table-cell office:value-type="float" office:value="275785" calcext:value-type="float">
            <text:p>275,785</text:p>
          </table:table-cell>
          <table:table-cell office:value-type="float" office:value="277283" calcext:value-type="float">
            <text:p>277,283</text:p>
          </table:table-cell>
          <table:table-cell table:formula="of:=[.C14]+[.D14]" office:value-type="float" office:value="553068" calcext:value-type="float">
            <text:p>553,068</text:p>
          </table:table-cell>
          <table:table-cell table:formula="of:=([.B14]*[.E14])/[.$I$3]" office:value-type="float" office:value="11522.25" calcext:value-type="float">
            <text:p>11,522.250</text:p>
          </table:table-cell>
          <table:table-cell/>
          <table:table-cell table:style-name="ce20" office:value-type="string" calcext:value-type="string">
            <text:p>Raw read depth obtained – 1 lane PE v3 chemistry</text:p>
          </table:table-cell>
          <table:table-cell table:style-name="ce22" office:value-type="float" office:value="631302.5" calcext:value-type="float">
            <text:p>631302.500</text:p>
          </table:table-cell>
        </table:table-row>
        <table:table-row table:style-name="ro1">
          <table:table-cell office:value-type="string" calcext:value-type="string">
            <text:p>C2-27</text:p>
          </table:table-cell>
          <table:table-cell office:value-type="float" office:value="150" calcext:value-type="float">
            <text:p>150</text:p>
          </table:table-cell>
          <table:table-cell office:value-type="float" office:value="316550" calcext:value-type="float">
            <text:p>316,550</text:p>
          </table:table-cell>
          <table:table-cell office:value-type="float" office:value="318086" calcext:value-type="float">
            <text:p>318,086</text:p>
          </table:table-cell>
          <table:table-cell table:formula="of:=[.C15]+[.D15]" office:value-type="float" office:value="634636" calcext:value-type="float">
            <text:p>634,636</text:p>
          </table:table-cell>
          <table:table-cell table:formula="of:=([.B15]*[.E15])/[.$I$3]" office:value-type="float" office:value="13221.5833333333" calcext:value-type="float">
            <text:p>13,221.583</text:p>
          </table:table-cell>
          <table:table-cell/>
          <table:table-cell table:style-name="ce20" office:value-type="string" calcext:value-type="string">
            <text:p>Raw read depth obtained – 1 lane PE v3 chemistry – sample</text:p>
          </table:table-cell>
          <table:table-cell table:style-name="ce20" table:formula="of:=[.I14]/48" office:value-type="float" office:value="13152.1354166667" calcext:value-type="float">
            <text:p>13152.1354166667</text:p>
          </table:table-cell>
        </table:table-row>
        <table:table-row table:style-name="ro1">
          <table:table-cell office:value-type="string" calcext:value-type="string">
            <text:p>CE-04</text:p>
          </table:table-cell>
          <table:table-cell office:value-type="float" office:value="150" calcext:value-type="float">
            <text:p>150</text:p>
          </table:table-cell>
          <table:table-cell office:value-type="float" office:value="275522" calcext:value-type="float">
            <text:p>275,522</text:p>
          </table:table-cell>
          <table:table-cell office:value-type="float" office:value="276807" calcext:value-type="float">
            <text:p>276,807</text:p>
          </table:table-cell>
          <table:table-cell table:formula="of:=[.C16]+[.D16]" office:value-type="float" office:value="552329" calcext:value-type="float">
            <text:p>552,329</text:p>
          </table:table-cell>
          <table:table-cell table:formula="of:=([.B16]*[.E16])/[.$I$3]" office:value-type="float" office:value="11506.8541666667" calcext:value-type="float">
            <text:p>11,506.854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CE-06</text:p>
          </table:table-cell>
          <table:table-cell office:value-type="float" office:value="150" calcext:value-type="float">
            <text:p>150</text:p>
          </table:table-cell>
          <table:table-cell office:value-type="float" office:value="497383" calcext:value-type="float">
            <text:p>497,383</text:p>
          </table:table-cell>
          <table:table-cell office:value-type="float" office:value="499491" calcext:value-type="float">
            <text:p>499,491</text:p>
          </table:table-cell>
          <table:table-cell table:formula="of:=[.C17]+[.D17]" office:value-type="float" office:value="996874" calcext:value-type="float">
            <text:p>996,874</text:p>
          </table:table-cell>
          <table:table-cell table:formula="of:=([.B17]*[.E17])/[.$I$3]" office:value-type="float" office:value="20768.2083333333" calcext:value-type="float">
            <text:p>20,768.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-08</text:p>
          </table:table-cell>
          <table:table-cell office:value-type="float" office:value="150" calcext:value-type="float">
            <text:p>150</text:p>
          </table:table-cell>
          <table:table-cell office:value-type="float" office:value="465038" calcext:value-type="float">
            <text:p>465,038</text:p>
          </table:table-cell>
          <table:table-cell office:value-type="float" office:value="468300" calcext:value-type="float">
            <text:p>468,300</text:p>
          </table:table-cell>
          <table:table-cell table:formula="of:=[.C18]+[.D18]" office:value-type="float" office:value="933338" calcext:value-type="float">
            <text:p>933,338</text:p>
          </table:table-cell>
          <table:table-cell table:formula="of:=([.B18]*[.E18])/[.$I$3]" office:value-type="float" office:value="19444.5416666667" calcext:value-type="float">
            <text:p>19,444.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-10</text:p>
          </table:table-cell>
          <table:table-cell office:value-type="float" office:value="150" calcext:value-type="float">
            <text:p>150</text:p>
          </table:table-cell>
          <table:table-cell office:value-type="float" office:value="273185" calcext:value-type="float">
            <text:p>273,185</text:p>
          </table:table-cell>
          <table:table-cell office:value-type="float" office:value="275054" calcext:value-type="float">
            <text:p>275,054</text:p>
          </table:table-cell>
          <table:table-cell table:formula="of:=[.C19]+[.D19]" office:value-type="float" office:value="548239" calcext:value-type="float">
            <text:p>548,239</text:p>
          </table:table-cell>
          <table:table-cell table:formula="of:=([.B19]*[.E19])/[.$I$3]" office:value-type="float" office:value="11421.6458333333" calcext:value-type="float">
            <text:p>11,421.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-03</text:p>
          </table:table-cell>
          <table:table-cell office:value-type="float" office:value="150" calcext:value-type="float">
            <text:p>150</text:p>
          </table:table-cell>
          <table:table-cell office:value-type="float" office:value="366430" calcext:value-type="float">
            <text:p>366,430</text:p>
          </table:table-cell>
          <table:table-cell office:value-type="float" office:value="369276" calcext:value-type="float">
            <text:p>369,276</text:p>
          </table:table-cell>
          <table:table-cell table:formula="of:=[.C20]+[.D20]" office:value-type="float" office:value="735706" calcext:value-type="float">
            <text:p>735,706</text:p>
          </table:table-cell>
          <table:table-cell table:formula="of:=([.B20]*[.E20])/[.$I$3]" office:value-type="float" office:value="15327.2083333333" calcext:value-type="float">
            <text:p>15,327.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-09</text:p>
          </table:table-cell>
          <table:table-cell office:value-type="float" office:value="150" calcext:value-type="float">
            <text:p>150</text:p>
          </table:table-cell>
          <table:table-cell office:value-type="float" office:value="284681" calcext:value-type="float">
            <text:p>284,681</text:p>
          </table:table-cell>
          <table:table-cell office:value-type="float" office:value="285971" calcext:value-type="float">
            <text:p>285,971</text:p>
          </table:table-cell>
          <table:table-cell table:formula="of:=[.C21]+[.D21]" office:value-type="float" office:value="570652" calcext:value-type="float">
            <text:p>570,652</text:p>
          </table:table-cell>
          <table:table-cell table:formula="of:=([.B21]*[.E21])/[.$I$3]" office:value-type="float" office:value="11888.5833333333" calcext:value-type="float">
            <text:p>11,888.5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-19</text:p>
          </table:table-cell>
          <table:table-cell office:value-type="float" office:value="150" calcext:value-type="float">
            <text:p>150</text:p>
          </table:table-cell>
          <table:table-cell office:value-type="float" office:value="304221" calcext:value-type="float">
            <text:p>304,221</text:p>
          </table:table-cell>
          <table:table-cell office:value-type="float" office:value="305762" calcext:value-type="float">
            <text:p>305,762</text:p>
          </table:table-cell>
          <table:table-cell table:formula="of:=[.C22]+[.D22]" office:value-type="float" office:value="609983" calcext:value-type="float">
            <text:p>609,983</text:p>
          </table:table-cell>
          <table:table-cell table:formula="of:=([.B22]*[.E22])/[.$I$3]" office:value-type="float" office:value="12707.9791666667" calcext:value-type="float">
            <text:p>12,707.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-25</text:p>
          </table:table-cell>
          <table:table-cell office:value-type="float" office:value="150" calcext:value-type="float">
            <text:p>150</text:p>
          </table:table-cell>
          <table:table-cell office:value-type="float" office:value="347206" calcext:value-type="float">
            <text:p>347,206</text:p>
          </table:table-cell>
          <table:table-cell office:value-type="float" office:value="348834" calcext:value-type="float">
            <text:p>348,834</text:p>
          </table:table-cell>
          <table:table-cell table:formula="of:=[.C23]+[.D23]" office:value-type="float" office:value="696040" calcext:value-type="float">
            <text:p>696,040</text:p>
          </table:table-cell>
          <table:table-cell table:formula="of:=([.B23]*[.E23])/[.$I$3]" office:value-type="float" office:value="14500.8333333333" calcext:value-type="float">
            <text:p>14,500.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-31</text:p>
          </table:table-cell>
          <table:table-cell office:value-type="float" office:value="150" calcext:value-type="float">
            <text:p>150</text:p>
          </table:table-cell>
          <table:table-cell office:value-type="float" office:value="371872" calcext:value-type="float">
            <text:p>371,872</text:p>
          </table:table-cell>
          <table:table-cell office:value-type="float" office:value="373325" calcext:value-type="float">
            <text:p>373,325</text:p>
          </table:table-cell>
          <table:table-cell table:formula="of:=[.C24]+[.D24]" office:value-type="float" office:value="745197" calcext:value-type="float">
            <text:p>745,197</text:p>
          </table:table-cell>
          <table:table-cell table:formula="of:=([.B24]*[.E24])/[.$I$3]" office:value-type="float" office:value="15524.9375" calcext:value-type="float">
            <text:p>15,524.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-01</text:p>
          </table:table-cell>
          <table:table-cell office:value-type="float" office:value="150" calcext:value-type="float">
            <text:p>150</text:p>
          </table:table-cell>
          <table:table-cell office:value-type="float" office:value="282551" calcext:value-type="float">
            <text:p>282,551</text:p>
          </table:table-cell>
          <table:table-cell office:value-type="float" office:value="283900" calcext:value-type="float">
            <text:p>283,900</text:p>
          </table:table-cell>
          <table:table-cell table:formula="of:=[.C25]+[.D25]" office:value-type="float" office:value="566451" calcext:value-type="float">
            <text:p>566,451</text:p>
          </table:table-cell>
          <table:table-cell table:formula="of:=([.B25]*[.E25])/[.$I$3]" office:value-type="float" office:value="11801.0625" calcext:value-type="float">
            <text:p>11,801.0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-04</text:p>
          </table:table-cell>
          <table:table-cell office:value-type="float" office:value="150" calcext:value-type="float">
            <text:p>150</text:p>
          </table:table-cell>
          <table:table-cell office:value-type="float" office:value="195451" calcext:value-type="float">
            <text:p>195,451</text:p>
          </table:table-cell>
          <table:table-cell office:value-type="float" office:value="196413" calcext:value-type="float">
            <text:p>196,413</text:p>
          </table:table-cell>
          <table:table-cell table:formula="of:=[.C26]+[.D26]" office:value-type="float" office:value="391864" calcext:value-type="float">
            <text:p>391,864</text:p>
          </table:table-cell>
          <table:table-cell table:formula="of:=([.B26]*[.E26])/[.$I$3]" office:value-type="float" office:value="8163.83333333333" calcext:value-type="float">
            <text:p>8,163.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-08</text:p>
          </table:table-cell>
          <table:table-cell office:value-type="float" office:value="150" calcext:value-type="float">
            <text:p>150</text:p>
          </table:table-cell>
          <table:table-cell office:value-type="float" office:value="325346" calcext:value-type="float">
            <text:p>325,346</text:p>
          </table:table-cell>
          <table:table-cell office:value-type="float" office:value="326906" calcext:value-type="float">
            <text:p>326,906</text:p>
          </table:table-cell>
          <table:table-cell table:formula="of:=[.C27]+[.D27]" office:value-type="float" office:value="652252" calcext:value-type="float">
            <text:p>652,252</text:p>
          </table:table-cell>
          <table:table-cell table:formula="of:=([.B27]*[.E27])/[.$I$3]" office:value-type="float" office:value="13588.5833333333" calcext:value-type="float">
            <text:p>13,588.5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-11</text:p>
          </table:table-cell>
          <table:table-cell office:value-type="float" office:value="150" calcext:value-type="float">
            <text:p>150</text:p>
          </table:table-cell>
          <table:table-cell office:value-type="float" office:value="342135" calcext:value-type="float">
            <text:p>342,135</text:p>
          </table:table-cell>
          <table:table-cell office:value-type="float" office:value="344795" calcext:value-type="float">
            <text:p>344,795</text:p>
          </table:table-cell>
          <table:table-cell table:formula="of:=[.C28]+[.D28]" office:value-type="float" office:value="686930" calcext:value-type="float">
            <text:p>686,930</text:p>
          </table:table-cell>
          <table:table-cell table:formula="of:=([.B28]*[.E28])/[.$I$3]" office:value-type="float" office:value="14311.0416666667" calcext:value-type="float">
            <text:p>14,311.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-15</text:p>
          </table:table-cell>
          <table:table-cell office:value-type="float" office:value="150" calcext:value-type="float">
            <text:p>150</text:p>
          </table:table-cell>
          <table:table-cell office:value-type="float" office:value="354198" calcext:value-type="float">
            <text:p>354,198</text:p>
          </table:table-cell>
          <table:table-cell office:value-type="float" office:value="355923" calcext:value-type="float">
            <text:p>355,923</text:p>
          </table:table-cell>
          <table:table-cell table:formula="of:=[.C29]+[.D29]" office:value-type="float" office:value="710121" calcext:value-type="float">
            <text:p>710,121</text:p>
          </table:table-cell>
          <table:table-cell table:formula="of:=([.B29]*[.E29])/[.$I$3]" office:value-type="float" office:value="14794.1875" calcext:value-type="float">
            <text:p>14,794.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-01</text:p>
          </table:table-cell>
          <table:table-cell office:value-type="float" office:value="150" calcext:value-type="float">
            <text:p>150</text:p>
          </table:table-cell>
          <table:table-cell office:value-type="float" office:value="227126" calcext:value-type="float">
            <text:p>227,126</text:p>
          </table:table-cell>
          <table:table-cell office:value-type="float" office:value="228360" calcext:value-type="float">
            <text:p>228,360</text:p>
          </table:table-cell>
          <table:table-cell table:formula="of:=[.C30]+[.D30]" office:value-type="float" office:value="455486" calcext:value-type="float">
            <text:p>455,486</text:p>
          </table:table-cell>
          <table:table-cell table:formula="of:=([.B30]*[.E30])/[.$I$3]" office:value-type="float" office:value="9489.29166666667" calcext:value-type="float">
            <text:p>9,489.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-08</text:p>
          </table:table-cell>
          <table:table-cell office:value-type="float" office:value="150" calcext:value-type="float">
            <text:p>150</text:p>
          </table:table-cell>
          <table:table-cell office:value-type="float" office:value="247927" calcext:value-type="float">
            <text:p>247,927</text:p>
          </table:table-cell>
          <table:table-cell office:value-type="float" office:value="249059" calcext:value-type="float">
            <text:p>249,059</text:p>
          </table:table-cell>
          <table:table-cell table:formula="of:=[.C31]+[.D31]" office:value-type="float" office:value="496986" calcext:value-type="float">
            <text:p>496,986</text:p>
          </table:table-cell>
          <table:table-cell table:formula="of:=([.B31]*[.E31])/[.$I$3]" office:value-type="float" office:value="10353.875" calcext:value-type="float">
            <text:p>10,353.875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GI-09</text:p>
          </table:table-cell>
          <table:table-cell office:value-type="float" office:value="150" calcext:value-type="float">
            <text:p>150</text:p>
          </table:table-cell>
          <table:table-cell office:value-type="float" office:value="306251" calcext:value-type="float">
            <text:p>306,251</text:p>
          </table:table-cell>
          <table:table-cell office:value-type="float" office:value="307221" calcext:value-type="float">
            <text:p>307,221</text:p>
          </table:table-cell>
          <table:table-cell table:formula="of:=[.C32]+[.D32]" office:value-type="float" office:value="613472" calcext:value-type="float">
            <text:p>613,472</text:p>
          </table:table-cell>
          <table:table-cell table:formula="of:=([.B32]*[.E32])/[.$I$3]" office:value-type="float" office:value="12780.6666666667" calcext:value-type="float">
            <text:p>12,780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-10</text:p>
          </table:table-cell>
          <table:table-cell office:value-type="float" office:value="150" calcext:value-type="float">
            <text:p>150</text:p>
          </table:table-cell>
          <table:table-cell office:value-type="float" office:value="258488" calcext:value-type="float">
            <text:p>258,488</text:p>
          </table:table-cell>
          <table:table-cell office:value-type="float" office:value="260337" calcext:value-type="float">
            <text:p>260,337</text:p>
          </table:table-cell>
          <table:table-cell table:formula="of:=[.C33]+[.D33]" office:value-type="float" office:value="518825" calcext:value-type="float">
            <text:p>518,825</text:p>
          </table:table-cell>
          <table:table-cell table:formula="of:=([.B33]*[.E33])/[.$I$3]" office:value-type="float" office:value="10808.8541666667" calcext:value-type="float">
            <text:p>10,808.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D-01</text:p>
          </table:table-cell>
          <table:table-cell office:value-type="float" office:value="150" calcext:value-type="float">
            <text:p>150</text:p>
          </table:table-cell>
          <table:table-cell office:value-type="float" office:value="379594" calcext:value-type="float">
            <text:p>379,594</text:p>
          </table:table-cell>
          <table:table-cell office:value-type="float" office:value="381446" calcext:value-type="float">
            <text:p>381,446</text:p>
          </table:table-cell>
          <table:table-cell table:formula="of:=[.C34]+[.D34]" office:value-type="float" office:value="761040" calcext:value-type="float">
            <text:p>761,040</text:p>
          </table:table-cell>
          <table:table-cell table:formula="of:=([.B34]*[.E34])/[.$I$3]" office:value-type="float" office:value="15855" calcext:value-type="float">
            <text:p>15,855.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D-03</text:p>
          </table:table-cell>
          <table:table-cell office:value-type="float" office:value="150" calcext:value-type="float">
            <text:p>150</text:p>
          </table:table-cell>
          <table:table-cell office:value-type="float" office:value="371743" calcext:value-type="float">
            <text:p>371,743</text:p>
          </table:table-cell>
          <table:table-cell office:value-type="float" office:value="374520" calcext:value-type="float">
            <text:p>374,520</text:p>
          </table:table-cell>
          <table:table-cell table:formula="of:=[.C35]+[.D35]" office:value-type="float" office:value="746263" calcext:value-type="float">
            <text:p>746,263</text:p>
          </table:table-cell>
          <table:table-cell table:formula="of:=([.B35]*[.E35])/[.$I$3]" office:value-type="float" office:value="15547.1458333333" calcext:value-type="float">
            <text:p>15,547.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D-08</text:p>
          </table:table-cell>
          <table:table-cell office:value-type="float" office:value="150" calcext:value-type="float">
            <text:p>150</text:p>
          </table:table-cell>
          <table:table-cell office:value-type="float" office:value="318782" calcext:value-type="float">
            <text:p>318,782</text:p>
          </table:table-cell>
          <table:table-cell office:value-type="float" office:value="321232" calcext:value-type="float">
            <text:p>321,232</text:p>
          </table:table-cell>
          <table:table-cell table:formula="of:=[.C36]+[.D36]" office:value-type="float" office:value="640014" calcext:value-type="float">
            <text:p>640,014</text:p>
          </table:table-cell>
          <table:table-cell table:formula="of:=([.B36]*[.E36])/[.$I$3]" office:value-type="float" office:value="13333.625" calcext:value-type="float">
            <text:p>13,333.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D-30</text:p>
          </table:table-cell>
          <table:table-cell office:value-type="float" office:value="150" calcext:value-type="float">
            <text:p>150</text:p>
          </table:table-cell>
          <table:table-cell office:value-type="float" office:value="260613" calcext:value-type="float">
            <text:p>260,613</text:p>
          </table:table-cell>
          <table:table-cell office:value-type="float" office:value="261426" calcext:value-type="float">
            <text:p>261,426</text:p>
          </table:table-cell>
          <table:table-cell table:formula="of:=[.C37]+[.D37]" office:value-type="float" office:value="522039" calcext:value-type="float">
            <text:p>522,039</text:p>
          </table:table-cell>
          <table:table-cell table:formula="of:=([.B37]*[.E37])/[.$I$3]" office:value-type="float" office:value="10875.8125" calcext:value-type="float">
            <text:p>10,875.8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-02</text:p>
          </table:table-cell>
          <table:table-cell office:value-type="float" office:value="150" calcext:value-type="float">
            <text:p>150</text:p>
          </table:table-cell>
          <table:table-cell office:value-type="float" office:value="247939" calcext:value-type="float">
            <text:p>247,939</text:p>
          </table:table-cell>
          <table:table-cell office:value-type="float" office:value="248693" calcext:value-type="float">
            <text:p>248,693</text:p>
          </table:table-cell>
          <table:table-cell table:formula="of:=[.C38]+[.D38]" office:value-type="float" office:value="496632" calcext:value-type="float">
            <text:p>496,632</text:p>
          </table:table-cell>
          <table:table-cell table:formula="of:=([.B38]*[.E38])/[.$I$3]" office:value-type="float" office:value="10346.5" calcext:value-type="float">
            <text:p>10,346.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-10</text:p>
          </table:table-cell>
          <table:table-cell office:value-type="float" office:value="150" calcext:value-type="float">
            <text:p>150</text:p>
          </table:table-cell>
          <table:table-cell office:value-type="float" office:value="303751" calcext:value-type="float">
            <text:p>303,751</text:p>
          </table:table-cell>
          <table:table-cell office:value-type="float" office:value="305863" calcext:value-type="float">
            <text:p>305,863</text:p>
          </table:table-cell>
          <table:table-cell table:formula="of:=[.C39]+[.D39]" office:value-type="float" office:value="609614" calcext:value-type="float">
            <text:p>609,614</text:p>
          </table:table-cell>
          <table:table-cell table:formula="of:=([.B39]*[.E39])/[.$I$3]" office:value-type="float" office:value="12700.2916666667" calcext:value-type="float">
            <text:p>12,700.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-16</text:p>
          </table:table-cell>
          <table:table-cell office:value-type="float" office:value="150" calcext:value-type="float">
            <text:p>150</text:p>
          </table:table-cell>
          <table:table-cell office:value-type="float" office:value="274800" calcext:value-type="float">
            <text:p>274,800</text:p>
          </table:table-cell>
          <table:table-cell office:value-type="float" office:value="275609" calcext:value-type="float">
            <text:p>275,609</text:p>
          </table:table-cell>
          <table:table-cell table:formula="of:=[.C40]+[.D40]" office:value-type="float" office:value="550409" calcext:value-type="float">
            <text:p>550,409</text:p>
          </table:table-cell>
          <table:table-cell table:formula="of:=([.B40]*[.E40])/[.$I$3]" office:value-type="float" office:value="11466.8541666667" calcext:value-type="float">
            <text:p>11,466.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-32</text:p>
          </table:table-cell>
          <table:table-cell office:value-type="float" office:value="150" calcext:value-type="float">
            <text:p>150</text:p>
          </table:table-cell>
          <table:table-cell office:value-type="float" office:value="518659" calcext:value-type="float">
            <text:p>518,659</text:p>
          </table:table-cell>
          <table:table-cell office:value-type="float" office:value="521322" calcext:value-type="float">
            <text:p>521,322</text:p>
          </table:table-cell>
          <table:table-cell table:formula="of:=[.C41]+[.D41]" office:value-type="float" office:value="1039981" calcext:value-type="float">
            <text:p>1,039,981</text:p>
          </table:table-cell>
          <table:table-cell table:formula="of:=([.B41]*[.E41])/[.$I$3]" office:value-type="float" office:value="21666.2708333333" calcext:value-type="float">
            <text:p>21,666.2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P-01</text:p>
          </table:table-cell>
          <table:table-cell office:value-type="float" office:value="150" calcext:value-type="float">
            <text:p>150</text:p>
          </table:table-cell>
          <table:table-cell office:value-type="float" office:value="301417" calcext:value-type="float">
            <text:p>301,417</text:p>
          </table:table-cell>
          <table:table-cell office:value-type="float" office:value="302670" calcext:value-type="float">
            <text:p>302,670</text:p>
          </table:table-cell>
          <table:table-cell table:formula="of:=[.C42]+[.D42]" office:value-type="float" office:value="604087" calcext:value-type="float">
            <text:p>604,087</text:p>
          </table:table-cell>
          <table:table-cell table:formula="of:=([.B42]*[.E42])/[.$I$3]" office:value-type="float" office:value="12585.1458333333" calcext:value-type="float">
            <text:p>12,585.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P-05</text:p>
          </table:table-cell>
          <table:table-cell office:value-type="float" office:value="150" calcext:value-type="float">
            <text:p>150</text:p>
          </table:table-cell>
          <table:table-cell office:value-type="float" office:value="317934" calcext:value-type="float">
            <text:p>317,934</text:p>
          </table:table-cell>
          <table:table-cell office:value-type="float" office:value="319301" calcext:value-type="float">
            <text:p>319,301</text:p>
          </table:table-cell>
          <table:table-cell table:formula="of:=[.C43]+[.D43]" office:value-type="float" office:value="637235" calcext:value-type="float">
            <text:p>637,235</text:p>
          </table:table-cell>
          <table:table-cell table:formula="of:=([.B43]*[.E43])/[.$I$3]" office:value-type="float" office:value="13275.7291666667" calcext:value-type="float">
            <text:p>13,275.7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P-17</text:p>
          </table:table-cell>
          <table:table-cell office:value-type="float" office:value="150" calcext:value-type="float">
            <text:p>150</text:p>
          </table:table-cell>
          <table:table-cell office:value-type="float" office:value="265342" calcext:value-type="float">
            <text:p>265,342</text:p>
          </table:table-cell>
          <table:table-cell office:value-type="float" office:value="266441" calcext:value-type="float">
            <text:p>266,441</text:p>
          </table:table-cell>
          <table:table-cell table:formula="of:=[.C44]+[.D44]" office:value-type="float" office:value="531783" calcext:value-type="float">
            <text:p>531,783</text:p>
          </table:table-cell>
          <table:table-cell table:formula="of:=([.B44]*[.E44])/[.$I$3]" office:value-type="float" office:value="11078.8125" calcext:value-type="float">
            <text:p>11,078.8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P-29</text:p>
          </table:table-cell>
          <table:table-cell office:value-type="float" office:value="150" calcext:value-type="float">
            <text:p>150</text:p>
          </table:table-cell>
          <table:table-cell office:value-type="float" office:value="226935" calcext:value-type="float">
            <text:p>226,935</text:p>
          </table:table-cell>
          <table:table-cell office:value-type="float" office:value="227649" calcext:value-type="float">
            <text:p>227,649</text:p>
          </table:table-cell>
          <table:table-cell table:formula="of:=[.C45]+[.D45]" office:value-type="float" office:value="454584" calcext:value-type="float">
            <text:p>454,584</text:p>
          </table:table-cell>
          <table:table-cell table:formula="of:=([.B45]*[.E45])/[.$I$3]" office:value-type="float" office:value="9470.5" calcext:value-type="float">
            <text:p>9,470.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-01</text:p>
          </table:table-cell>
          <table:table-cell office:value-type="float" office:value="150" calcext:value-type="float">
            <text:p>150</text:p>
          </table:table-cell>
          <table:table-cell office:value-type="float" office:value="268233" calcext:value-type="float">
            <text:p>268,233</text:p>
          </table:table-cell>
          <table:table-cell office:value-type="float" office:value="270199" calcext:value-type="float">
            <text:p>270,199</text:p>
          </table:table-cell>
          <table:table-cell table:formula="of:=[.C46]+[.D46]" office:value-type="float" office:value="538432" calcext:value-type="float">
            <text:p>538,432</text:p>
          </table:table-cell>
          <table:table-cell table:formula="of:=([.B46]*[.E46])/[.$I$3]" office:value-type="float" office:value="11217.3333333333" calcext:value-type="float">
            <text:p>11,217.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-02</text:p>
          </table:table-cell>
          <table:table-cell office:value-type="float" office:value="150" calcext:value-type="float">
            <text:p>150</text:p>
          </table:table-cell>
          <table:table-cell office:value-type="float" office:value="320370" calcext:value-type="float">
            <text:p>320,370</text:p>
          </table:table-cell>
          <table:table-cell office:value-type="float" office:value="321253" calcext:value-type="float">
            <text:p>321,253</text:p>
          </table:table-cell>
          <table:table-cell table:formula="of:=[.C47]+[.D47]" office:value-type="float" office:value="641623" calcext:value-type="float">
            <text:p>641,623</text:p>
          </table:table-cell>
          <table:table-cell table:formula="of:=([.B47]*[.E47])/[.$I$3]" office:value-type="float" office:value="13367.1458333333" calcext:value-type="float">
            <text:p>13,367.146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S1-03</text:p>
          </table:table-cell>
          <table:table-cell office:value-type="float" office:value="150" calcext:value-type="float">
            <text:p>150</text:p>
          </table:table-cell>
          <table:table-cell office:value-type="float" office:value="270450" calcext:value-type="float">
            <text:p>270,450</text:p>
          </table:table-cell>
          <table:table-cell office:value-type="float" office:value="271161" calcext:value-type="float">
            <text:p>271,161</text:p>
          </table:table-cell>
          <table:table-cell table:formula="of:=[.C48]+[.D48]" office:value-type="float" office:value="541611" calcext:value-type="float">
            <text:p>541,611</text:p>
          </table:table-cell>
          <table:table-cell table:formula="of:=([.B48]*[.E48])/[.$I$3]" office:value-type="float" office:value="11283.5625" calcext:value-type="float">
            <text:p>11,283.563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S1-04</text:p>
          </table:table-cell>
          <table:table-cell office:value-type="float" office:value="150" calcext:value-type="float">
            <text:p>150</text:p>
          </table:table-cell>
          <table:table-cell office:value-type="float" office:value="257177" calcext:value-type="float">
            <text:p>257,177</text:p>
          </table:table-cell>
          <table:table-cell office:value-type="float" office:value="258485" calcext:value-type="float">
            <text:p>258,485</text:p>
          </table:table-cell>
          <table:table-cell table:formula="of:=[.C49]+[.D49]" office:value-type="float" office:value="515662" calcext:value-type="float">
            <text:p>515,662</text:p>
          </table:table-cell>
          <table:table-cell table:formula="of:=([.B49]*[.E49])/[.$I$3]" office:value-type="float" office:value="10742.9583333333" calcext:value-type="float">
            <text:p>10,742.958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0" office:value-type="float" office:value="150" calcext:value-type="float">
            <text:p>150</text:p>
          </table:table-cell>
          <table:table-cell table:style-name="ce14" table:formula="of:=SUM([.C2:.C49])" office:value-type="float" office:value="15113445" calcext:value-type="float">
            <text:p>15,113,445</text:p>
          </table:table-cell>
          <table:table-cell table:style-name="ce14" table:formula="of:=SUM([.D2:.D49])" office:value-type="float" office:value="15189075" calcext:value-type="float">
            <text:p>15,189,075</text:p>
          </table:table-cell>
          <table:table-cell table:style-name="ce14" table:formula="of:=[.C50]+[.D50]" office:value-type="float" office:value="30302520" calcext:value-type="float">
            <text:p>30,302,520</text:p>
          </table:table-cell>
          <table:table-cell table:style-name="ce16" table:formula="of:=([.B50]*[.E50])/[.$I$3]" office:value-type="float" office:value="631302.5" calcext:value-type="float">
            <text:p>631,302.500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Average</text:p>
          </table:table-cell>
          <table:table-cell table:style-name="ce24" table:number-columns-repeated="3"/>
          <table:table-cell table:style-name="ce46" table:formula="of:=AVERAGE([.E2:.E49])" office:value-type="float" office:value="631302.5" calcext:value-type="float">
            <text:p>631,303</text:p>
          </table:table-cell>
          <table:table-cell table:style-name="ce46" table:formula="of:=AVERAGE([.F2:.F49])" office:value-type="float" office:value="13152.1354166667" calcext:value-type="float">
            <text:p>13,15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samples in read were sequenced twice: with single and paired -end sequencing</text:p>
          </table:table-cell>
          <table:table-cell table:style-name="Default" table:number-columns-repeated="5"/>
          <table:table-cell table:number-columns-repeated="3"/>
        </table:table-row>
      </table:table>
      <table:table table:name="raw read depth - from raw SE" table:style-name="ta1">
        <table:table-column table:style-name="co2" table:default-cell-style-name="Default"/>
        <table:table-column table:style-name="co2" table:default-cell-style-name="ce9"/>
        <table:table-column table:style-name="co2" table:default-cell-style-name="ce13"/>
        <table:table-column table:style-name="co6" table:default-cell-style-name="ce15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7" office:value-type="string" calcext:value-type="string">
            <text:p>Sample</text:p>
          </table:table-cell>
          <table:table-cell table:style-name="ce7" office:value-type="string" calcext:value-type="string">
            <text:p>Seq Length</text:p>
          </table:table-cell>
          <table:table-cell table:style-name="ce7" office:value-type="string" calcext:value-type="string">
            <text:p>Total raw 1st</text:p>
          </table:table-cell>
          <table:table-cell table:style-name="ce7" office:value-type="string" calcext:value-type="string">
            <text:p>Raw read depth</text:p>
          </table:table-cell>
          <table:table-cell/>
          <table:table-cell office:value-type="string" calcext:value-type="string">
            <text:p>Number of amplicons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table:style-name="ce23" office:value-type="string" calcext:value-type="string">
            <text:p>B1-02</text:p>
          </table:table-cell>
          <table:table-cell office:value-type="float" office:value="150" calcext:value-type="float">
            <text:p>150</text:p>
          </table:table-cell>
          <table:table-cell table:style-name="ce12" office:value-type="float" office:value="165172" calcext:value-type="float">
            <text:p>165,172</text:p>
          </table:table-cell>
          <table:table-cell table:formula="of:=([.B2]*[.C2])/[.$G$3]" office:value-type="float" office:value="3441.08333333333" calcext:value-type="float">
            <text:p>3,441.083</text:p>
          </table:table-cell>
          <table:table-cell/>
          <table:table-cell office:value-type="string" calcext:value-type="string">
            <text:p>Average amplicon length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B1-03</text:p>
          </table:table-cell>
          <table:table-cell office:value-type="float" office:value="150" calcext:value-type="float">
            <text:p>150</text:p>
          </table:table-cell>
          <table:table-cell table:style-name="ce12" office:value-type="float" office:value="136427" calcext:value-type="float">
            <text:p>136,427</text:p>
          </table:table-cell>
          <table:table-cell table:formula="of:=([.B3]*[.C3])/[.$G$3]" office:value-type="float" office:value="2842.22916666667" calcext:value-type="float">
            <text:p>2,842.229</text:p>
          </table:table-cell>
          <table:table-cell/>
          <table:table-cell office:value-type="string" calcext:value-type="string">
            <text:p>Total amplicon reference size</text:p>
          </table:table-cell>
          <table:table-cell table:formula="of:=[.G1]*[.G2]" office:value-type="float" office:value="7200" calcext:value-type="float">
            <text:p>7200</text:p>
          </table:table-cell>
        </table:table-row>
        <table:table-row table:style-name="ro2">
          <table:table-cell office:value-type="string" calcext:value-type="string">
            <text:p>B1-04</text:p>
          </table:table-cell>
          <table:table-cell office:value-type="float" office:value="150" calcext:value-type="float">
            <text:p>150</text:p>
          </table:table-cell>
          <table:table-cell table:style-name="ce12" office:value-type="float" office:value="140053" calcext:value-type="float">
            <text:p>140,053</text:p>
          </table:table-cell>
          <table:table-cell table:formula="of:=([.B4]*[.C4])/[.$G$3]" office:value-type="float" office:value="2917.77083333333" calcext:value-type="float">
            <text:p>2,917.771</text:p>
          </table:table-cell>
          <table:table-cell/>
          <table:table-cell office:value-type="string" calcext:value-type="string">
            <text:p>Read Length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B1-06</text:p>
          </table:table-cell>
          <table:table-cell office:value-type="float" office:value="150" calcext:value-type="float">
            <text:p>150</text:p>
          </table:table-cell>
          <table:table-cell table:style-name="ce12" office:value-type="float" office:value="152566" calcext:value-type="float">
            <text:p>152,566</text:p>
          </table:table-cell>
          <table:table-cell table:formula="of:=([.B5]*[.C5])/[.$G$3]" office:value-type="float" office:value="3178.45833333333" calcext:value-type="float">
            <text:p>3,178.458</text:p>
          </table:table-cell>
          <table:table-cell/>
          <table:table-cell table:style-name="ce17" office:value-type="string" calcext:value-type="string">
            <text:p>Sequencing yield (1 lane) MiSeq Reagent Kit V3 – number of reads</text:p>
          </table:table-cell>
          <table:table-cell table:style-name="ce21" office:value-type="float" office:value="15000000" calcext:value-type="float">
            <text:p>1.50E+07</text:p>
          </table:table-cell>
        </table:table-row>
        <table:table-row table:style-name="ro2">
          <table:table-cell office:value-type="string" calcext:value-type="string">
            <text:p>B1-08</text:p>
          </table:table-cell>
          <table:table-cell office:value-type="float" office:value="150" calcext:value-type="float">
            <text:p>150</text:p>
          </table:table-cell>
          <table:table-cell office:value-type="float" office:value="135979" calcext:value-type="float">
            <text:p>135,979</text:p>
          </table:table-cell>
          <table:table-cell table:formula="of:=([.B6]*[.C6])/[.$G$3]" office:value-type="float" office:value="2832.89583333333" calcext:value-type="float">
            <text:p>2,832.896</text:p>
          </table:table-cell>
          <table:table-cell/>
          <table:table-cell table:style-name="ce18" office:value-type="string" calcext:value-type="string">
            <text:p><text:span text:style-name="T1">Raw read depth – 1 lane MiSeq Reagent Kit V3</text:span> (coverage)</text:p>
          </table:table-cell>
          <table:table-cell table:style-name="ce18" table:formula="of:=([.G4]*[.G5])/[.G3]" office:value-type="float" office:value="312500" calcext:value-type="float">
            <text:p>312500</text:p>
          </table:table-cell>
        </table:table-row>
        <table:table-row table:style-name="ro2">
          <table:table-cell office:value-type="string" calcext:value-type="string">
            <text:p>B1-10</text:p>
          </table:table-cell>
          <table:table-cell office:value-type="float" office:value="150" calcext:value-type="float">
            <text:p>150</text:p>
          </table:table-cell>
          <table:table-cell office:value-type="float" office:value="117034" calcext:value-type="float">
            <text:p>117,034</text:p>
          </table:table-cell>
          <table:table-cell table:formula="of:=([.B7]*[.C7])/[.$G$3]" office:value-type="float" office:value="2438.20833333333" calcext:value-type="float">
            <text:p>2,438.208</text:p>
          </table:table-cell>
          <table:table-cell/>
          <table:table-cell table:style-name="ce18" office:value-type="string" calcext:value-type="string">
            <text:p><text:span text:style-name="T1">Raw read depth – 1 lane MiSeq Reagent Kit V3</text:span> – sample (coverage)</text:p>
          </table:table-cell>
          <table:table-cell table:style-name="ce18" table:formula="of:=[.G6]/192" office:value-type="float" office:value="1627.60416666667" calcext:value-type="float">
            <text:p>1627.60416666667</text:p>
          </table:table-cell>
        </table:table-row>
        <table:table-row table:style-name="ro1">
          <table:table-cell office:value-type="string" calcext:value-type="string">
            <text:p>B1-11</text:p>
          </table:table-cell>
          <table:table-cell office:value-type="float" office:value="150" calcext:value-type="float">
            <text:p>150</text:p>
          </table:table-cell>
          <table:table-cell office:value-type="float" office:value="169362" calcext:value-type="float">
            <text:p>169,362</text:p>
          </table:table-cell>
          <table:table-cell table:formula="of:=([.B8]*[.C8])/[.$G$3]" office:value-type="float" office:value="3528.375" calcext:value-type="float">
            <text:p>3,528.375</text:p>
          </table:table-cell>
          <table:table-cell/>
          <table:table-cell table:style-name="ce18" table:number-columns-repeated="2"/>
        </table:table-row>
        <table:table-row table:style-name="ro2">
          <table:table-cell office:value-type="string" calcext:value-type="string">
            <text:p>C1-01</text:p>
          </table:table-cell>
          <table:table-cell office:value-type="float" office:value="150" calcext:value-type="float">
            <text:p>150</text:p>
          </table:table-cell>
          <table:table-cell office:value-type="float" office:value="118579" calcext:value-type="float">
            <text:p>118,579</text:p>
          </table:table-cell>
          <table:table-cell table:formula="of:=([.B9]*[.C9])/[.$G$3]" office:value-type="float" office:value="2470.39583333333" calcext:value-type="float">
            <text:p>2,470.396</text:p>
          </table:table-cell>
          <table:table-cell/>
          <table:table-cell table:style-name="ce17" office:value-type="string" calcext:value-type="string">
            <text:p><text:span text:style-name="T1">Sequencing yield (1 lane) MiSeq Reagent Kit V3</text:span> – in base pairs</text:p>
          </table:table-cell>
          <table:table-cell table:style-name="ce17" office:value-type="float" office:value="5000000000" calcext:value-type="float">
            <text:p>5000000000</text:p>
          </table:table-cell>
        </table:table-row>
        <table:table-row table:style-name="ro2">
          <table:table-cell office:value-type="string" calcext:value-type="string">
            <text:p>C1-03</text:p>
          </table:table-cell>
          <table:table-cell office:value-type="float" office:value="150" calcext:value-type="float">
            <text:p>150</text:p>
          </table:table-cell>
          <table:table-cell office:value-type="float" office:value="145115" calcext:value-type="float">
            <text:p>145,115</text:p>
          </table:table-cell>
          <table:table-cell table:formula="of:=([.B10]*[.C10])/[.$G$3]" office:value-type="float" office:value="3023.22916666667" calcext:value-type="float">
            <text:p>3,023.229</text:p>
          </table:table-cell>
          <table:table-cell/>
          <table:table-cell table:style-name="ce18" office:value-type="string" calcext:value-type="string">
            <text:p><text:span text:style-name="T1">Raw read depth – 1 lane MiSeq Reagent Kit V3</text:span> (coverage)</text:p>
          </table:table-cell>
          <table:table-cell table:style-name="ce18" table:formula="of:=[.G9]/[.G3]" office:value-type="float" office:value="694444.444444444" calcext:value-type="float">
            <text:p>694444.444444444</text:p>
          </table:table-cell>
        </table:table-row>
        <table:table-row table:style-name="ro2">
          <table:table-cell office:value-type="string" calcext:value-type="string">
            <text:p>C1-04</text:p>
          </table:table-cell>
          <table:table-cell office:value-type="float" office:value="150" calcext:value-type="float">
            <text:p>150</text:p>
          </table:table-cell>
          <table:table-cell office:value-type="float" office:value="171707" calcext:value-type="float">
            <text:p>171,707</text:p>
          </table:table-cell>
          <table:table-cell table:formula="of:=([.B11]*[.C11])/[.$G$3]" office:value-type="float" office:value="3577.22916666667" calcext:value-type="float">
            <text:p>3,577.229</text:p>
          </table:table-cell>
          <table:table-cell/>
          <table:table-cell table:style-name="ce18" office:value-type="string" calcext:value-type="string">
            <text:p><text:span text:style-name="T1">Raw read depth – 1 lane MiSeq Reagent Kit V3</text:span> – sample (coverage)</text:p>
          </table:table-cell>
          <table:table-cell table:style-name="ce18" table:formula="of:=[.G10]/192" office:value-type="float" office:value="3616.89814814815" calcext:value-type="float">
            <text:p>3616.89814814815</text:p>
          </table:table-cell>
        </table:table-row>
        <table:table-row table:style-name="ro1">
          <table:table-cell office:value-type="string" calcext:value-type="string">
            <text:p>C1-06</text:p>
          </table:table-cell>
          <table:table-cell office:value-type="float" office:value="150" calcext:value-type="float">
            <text:p>150</text:p>
          </table:table-cell>
          <table:table-cell office:value-type="float" office:value="149455" calcext:value-type="float">
            <text:p>149,455</text:p>
          </table:table-cell>
          <table:table-cell table:formula="of:=([.B12]*[.C12])/[.$G$3]" office:value-type="float" office:value="3113.64583333333" calcext:value-type="float">
            <text:p>3,113.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-07</text:p>
          </table:table-cell>
          <table:table-cell office:value-type="float" office:value="150" calcext:value-type="float">
            <text:p>150</text:p>
          </table:table-cell>
          <table:table-cell office:value-type="float" office:value="138960" calcext:value-type="float">
            <text:p>138,960</text:p>
          </table:table-cell>
          <table:table-cell table:formula="of:=([.B13]*[.C13])/[.$G$3]" office:value-type="float" office:value="2895" calcext:value-type="float">
            <text:p>2,895.000</text:p>
          </table:table-cell>
          <table:table-cell/>
          <table:table-cell table:style-name="ce19" office:value-type="string" calcext:value-type="string">
            <text:p>Sequecing yield (1 lane) produced – number of reads</text:p>
          </table:table-cell>
          <table:table-cell table:style-name="ce19" office:value-type="float" office:value="23654701" calcext:value-type="float">
            <text:p>23654701</text:p>
          </table:table-cell>
        </table:table-row>
        <table:table-row table:style-name="ro1">
          <table:table-cell office:value-type="string" calcext:value-type="string">
            <text:p>C1-09</text:p>
          </table:table-cell>
          <table:table-cell office:value-type="float" office:value="150" calcext:value-type="float">
            <text:p>150</text:p>
          </table:table-cell>
          <table:table-cell office:value-type="float" office:value="134745" calcext:value-type="float">
            <text:p>134,745</text:p>
          </table:table-cell>
          <table:table-cell table:formula="of:=([.B14]*[.C14])/[.$G$3]" office:value-type="float" office:value="2807.1875" calcext:value-type="float">
            <text:p>2,807.188</text:p>
          </table:table-cell>
          <table:table-cell/>
          <table:table-cell table:style-name="ce20" office:value-type="string" calcext:value-type="string">
            <text:p>Raw read depth obtained – 1 lane PE v3 chemistry</text:p>
          </table:table-cell>
          <table:table-cell table:style-name="ce22" table:formula="of:=([.G4]*[.G13])/[.G3]" office:value-type="float" office:value="492806.270833333" calcext:value-type="float">
            <text:p>492806.271</text:p>
          </table:table-cell>
        </table:table-row>
        <table:table-row table:style-name="ro1">
          <table:table-cell office:value-type="string" calcext:value-type="string">
            <text:p>C1-10</text:p>
          </table:table-cell>
          <table:table-cell office:value-type="float" office:value="150" calcext:value-type="float">
            <text:p>150</text:p>
          </table:table-cell>
          <table:table-cell office:value-type="float" office:value="140604" calcext:value-type="float">
            <text:p>140,604</text:p>
          </table:table-cell>
          <table:table-cell table:formula="of:=([.B15]*[.C15])/[.$G$3]" office:value-type="float" office:value="2929.25" calcext:value-type="float">
            <text:p>2,929.250</text:p>
          </table:table-cell>
          <table:table-cell/>
          <table:table-cell table:style-name="ce20" office:value-type="string" calcext:value-type="string">
            <text:p>Raw read depth obtained – 1 lane PE v3 chemistry – sample</text:p>
          </table:table-cell>
          <table:table-cell table:style-name="ce20" table:formula="of:=[.G14]/192" office:value-type="float" office:value="2566.69932725694" calcext:value-type="float">
            <text:p>2566.69932725694</text:p>
          </table:table-cell>
        </table:table-row>
        <table:table-row table:style-name="ro1">
          <table:table-cell office:value-type="string" calcext:value-type="string">
            <text:p>C1-11</text:p>
          </table:table-cell>
          <table:table-cell office:value-type="float" office:value="150" calcext:value-type="float">
            <text:p>150</text:p>
          </table:table-cell>
          <table:table-cell office:value-type="float" office:value="142770" calcext:value-type="float">
            <text:p>142,770</text:p>
          </table:table-cell>
          <table:table-cell table:formula="of:=([.B16]*[.C16])/[.$G$3]" office:value-type="float" office:value="2974.375" calcext:value-type="float">
            <text:p>2,974.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-12</text:p>
          </table:table-cell>
          <table:table-cell office:value-type="float" office:value="150" calcext:value-type="float">
            <text:p>150</text:p>
          </table:table-cell>
          <table:table-cell office:value-type="float" office:value="146997" calcext:value-type="float">
            <text:p>146,997</text:p>
          </table:table-cell>
          <table:table-cell table:formula="of:=([.B17]*[.C17])/[.$G$3]" office:value-type="float" office:value="3062.4375" calcext:value-type="float">
            <text:p>3,062.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-13</text:p>
          </table:table-cell>
          <table:table-cell office:value-type="float" office:value="150" calcext:value-type="float">
            <text:p>150</text:p>
          </table:table-cell>
          <table:table-cell office:value-type="float" office:value="121873" calcext:value-type="float">
            <text:p>121,873</text:p>
          </table:table-cell>
          <table:table-cell table:formula="of:=([.B18]*[.C18])/[.$G$3]" office:value-type="float" office:value="2539.02083333333" calcext:value-type="float">
            <text:p>2,539.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-15</text:p>
          </table:table-cell>
          <table:table-cell office:value-type="float" office:value="150" calcext:value-type="float">
            <text:p>150</text:p>
          </table:table-cell>
          <table:table-cell office:value-type="float" office:value="127137" calcext:value-type="float">
            <text:p>127,137</text:p>
          </table:table-cell>
          <table:table-cell table:formula="of:=([.B19]*[.C19])/[.$G$3]" office:value-type="float" office:value="2648.6875" calcext:value-type="float">
            <text:p>2,648.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-17</text:p>
          </table:table-cell>
          <table:table-cell office:value-type="float" office:value="150" calcext:value-type="float">
            <text:p>150</text:p>
          </table:table-cell>
          <table:table-cell office:value-type="float" office:value="147497" calcext:value-type="float">
            <text:p>147,497</text:p>
          </table:table-cell>
          <table:table-cell table:formula="of:=([.B20]*[.C20])/[.$G$3]" office:value-type="float" office:value="3072.85416666667" calcext:value-type="float">
            <text:p>3,072.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-18</text:p>
          </table:table-cell>
          <table:table-cell office:value-type="float" office:value="150" calcext:value-type="float">
            <text:p>150</text:p>
          </table:table-cell>
          <table:table-cell office:value-type="float" office:value="138160" calcext:value-type="float">
            <text:p>138,160</text:p>
          </table:table-cell>
          <table:table-cell table:formula="of:=([.B21]*[.C21])/[.$G$3]" office:value-type="float" office:value="2878.33333333333" calcext:value-type="float">
            <text:p>2,878.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-19</text:p>
          </table:table-cell>
          <table:table-cell office:value-type="float" office:value="150" calcext:value-type="float">
            <text:p>150</text:p>
          </table:table-cell>
          <table:table-cell office:value-type="float" office:value="144783" calcext:value-type="float">
            <text:p>144,783</text:p>
          </table:table-cell>
          <table:table-cell table:formula="of:=([.B22]*[.C22])/[.$G$3]" office:value-type="float" office:value="3016.3125" calcext:value-type="float">
            <text:p>3,016.3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-20</text:p>
          </table:table-cell>
          <table:table-cell office:value-type="float" office:value="150" calcext:value-type="float">
            <text:p>150</text:p>
          </table:table-cell>
          <table:table-cell office:value-type="float" office:value="118923" calcext:value-type="float">
            <text:p>118,923</text:p>
          </table:table-cell>
          <table:table-cell table:formula="of:=([.B23]*[.C23])/[.$G$3]" office:value-type="float" office:value="2477.5625" calcext:value-type="float">
            <text:p>2,477.5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-21</text:p>
          </table:table-cell>
          <table:table-cell office:value-type="float" office:value="150" calcext:value-type="float">
            <text:p>150</text:p>
          </table:table-cell>
          <table:table-cell office:value-type="float" office:value="131684" calcext:value-type="float">
            <text:p>131,684</text:p>
          </table:table-cell>
          <table:table-cell table:formula="of:=([.B24]*[.C24])/[.$G$3]" office:value-type="float" office:value="2743.41666666667" calcext:value-type="float">
            <text:p>2,743.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-22</text:p>
          </table:table-cell>
          <table:table-cell office:value-type="float" office:value="150" calcext:value-type="float">
            <text:p>150</text:p>
          </table:table-cell>
          <table:table-cell office:value-type="float" office:value="116957" calcext:value-type="float">
            <text:p>116,957</text:p>
          </table:table-cell>
          <table:table-cell table:formula="of:=([.B25]*[.C25])/[.$G$3]" office:value-type="float" office:value="2436.60416666667" calcext:value-type="float">
            <text:p>2,436.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-23</text:p>
          </table:table-cell>
          <table:table-cell office:value-type="float" office:value="150" calcext:value-type="float">
            <text:p>150</text:p>
          </table:table-cell>
          <table:table-cell office:value-type="float" office:value="140740" calcext:value-type="float">
            <text:p>140,740</text:p>
          </table:table-cell>
          <table:table-cell table:formula="of:=([.B26]*[.C26])/[.$G$3]" office:value-type="float" office:value="2932.08333333333" calcext:value-type="float">
            <text:p>2,932.0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-24</text:p>
          </table:table-cell>
          <table:table-cell office:value-type="float" office:value="150" calcext:value-type="float">
            <text:p>150</text:p>
          </table:table-cell>
          <table:table-cell office:value-type="float" office:value="145198" calcext:value-type="float">
            <text:p>145,198</text:p>
          </table:table-cell>
          <table:table-cell table:formula="of:=([.B27]*[.C27])/[.$G$3]" office:value-type="float" office:value="3024.95833333333" calcext:value-type="float">
            <text:p>3,024.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-25</text:p>
          </table:table-cell>
          <table:table-cell office:value-type="float" office:value="150" calcext:value-type="float">
            <text:p>150</text:p>
          </table:table-cell>
          <table:table-cell office:value-type="float" office:value="152335" calcext:value-type="float">
            <text:p>152,335</text:p>
          </table:table-cell>
          <table:table-cell table:formula="of:=([.B28]*[.C28])/[.$G$3]" office:value-type="float" office:value="3173.64583333333" calcext:value-type="float">
            <text:p>3,173.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-26</text:p>
          </table:table-cell>
          <table:table-cell office:value-type="float" office:value="150" calcext:value-type="float">
            <text:p>150</text:p>
          </table:table-cell>
          <table:table-cell office:value-type="float" office:value="152184" calcext:value-type="float">
            <text:p>152,184</text:p>
          </table:table-cell>
          <table:table-cell table:formula="of:=([.B29]*[.C29])/[.$G$3]" office:value-type="float" office:value="3170.5" calcext:value-type="float">
            <text:p>3,170.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-27</text:p>
          </table:table-cell>
          <table:table-cell office:value-type="float" office:value="150" calcext:value-type="float">
            <text:p>150</text:p>
          </table:table-cell>
          <table:table-cell office:value-type="float" office:value="98351" calcext:value-type="float">
            <text:p>98,351</text:p>
          </table:table-cell>
          <table:table-cell table:formula="of:=([.B30]*[.C30])/[.$G$3]" office:value-type="float" office:value="2048.97916666667" calcext:value-type="float">
            <text:p>2,048.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-28</text:p>
          </table:table-cell>
          <table:table-cell office:value-type="float" office:value="150" calcext:value-type="float">
            <text:p>150</text:p>
          </table:table-cell>
          <table:table-cell office:value-type="float" office:value="140618" calcext:value-type="float">
            <text:p>140,618</text:p>
          </table:table-cell>
          <table:table-cell table:formula="of:=([.B31]*[.C31])/[.$G$3]" office:value-type="float" office:value="2929.54166666667" calcext:value-type="float">
            <text:p>2,929.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-29</text:p>
          </table:table-cell>
          <table:table-cell office:value-type="float" office:value="150" calcext:value-type="float">
            <text:p>150</text:p>
          </table:table-cell>
          <table:table-cell office:value-type="float" office:value="131971" calcext:value-type="float">
            <text:p>131,971</text:p>
          </table:table-cell>
          <table:table-cell table:formula="of:=([.B32]*[.C32])/[.$G$3]" office:value-type="float" office:value="2749.39583333333" calcext:value-type="float">
            <text:p>2,749.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-30</text:p>
          </table:table-cell>
          <table:table-cell office:value-type="float" office:value="150" calcext:value-type="float">
            <text:p>150</text:p>
          </table:table-cell>
          <table:table-cell office:value-type="float" office:value="187163" calcext:value-type="float">
            <text:p>187,163</text:p>
          </table:table-cell>
          <table:table-cell table:formula="of:=([.B33]*[.C33])/[.$G$3]" office:value-type="float" office:value="3899.22916666667" calcext:value-type="float">
            <text:p>3,899.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-31</text:p>
          </table:table-cell>
          <table:table-cell office:value-type="float" office:value="150" calcext:value-type="float">
            <text:p>150</text:p>
          </table:table-cell>
          <table:table-cell office:value-type="float" office:value="168286" calcext:value-type="float">
            <text:p>168,286</text:p>
          </table:table-cell>
          <table:table-cell table:formula="of:=([.B34]*[.C34])/[.$G$3]" office:value-type="float" office:value="3505.95833333333" calcext:value-type="float">
            <text:p>3,505.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-32</text:p>
          </table:table-cell>
          <table:table-cell office:value-type="float" office:value="150" calcext:value-type="float">
            <text:p>150</text:p>
          </table:table-cell>
          <table:table-cell office:value-type="float" office:value="125056" calcext:value-type="float">
            <text:p>125,056</text:p>
          </table:table-cell>
          <table:table-cell table:formula="of:=([.B35]*[.C35])/[.$G$3]" office:value-type="float" office:value="2605.33333333333" calcext:value-type="float">
            <text:p>2,605.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-02</text:p>
          </table:table-cell>
          <table:table-cell office:value-type="float" office:value="150" calcext:value-type="float">
            <text:p>150</text:p>
          </table:table-cell>
          <table:table-cell office:value-type="float" office:value="27548" calcext:value-type="float">
            <text:p>27,548</text:p>
          </table:table-cell>
          <table:table-cell table:formula="of:=([.B36]*[.C36])/[.$G$3]" office:value-type="float" office:value="573.916666666667" calcext:value-type="float">
            <text:p>573.9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-04</text:p>
          </table:table-cell>
          <table:table-cell office:value-type="float" office:value="150" calcext:value-type="float">
            <text:p>150</text:p>
          </table:table-cell>
          <table:table-cell office:value-type="float" office:value="25823" calcext:value-type="float">
            <text:p>25,823</text:p>
          </table:table-cell>
          <table:table-cell table:formula="of:=([.B37]*[.C37])/[.$G$3]" office:value-type="float" office:value="537.979166666667" calcext:value-type="float">
            <text:p>537.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-05</text:p>
          </table:table-cell>
          <table:table-cell office:value-type="float" office:value="150" calcext:value-type="float">
            <text:p>150</text:p>
          </table:table-cell>
          <table:table-cell office:value-type="float" office:value="30189" calcext:value-type="float">
            <text:p>30,189</text:p>
          </table:table-cell>
          <table:table-cell table:formula="of:=([.B38]*[.C38])/[.$G$3]" office:value-type="float" office:value="628.9375" calcext:value-type="float">
            <text:p>628.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-06</text:p>
          </table:table-cell>
          <table:table-cell office:value-type="float" office:value="150" calcext:value-type="float">
            <text:p>150</text:p>
          </table:table-cell>
          <table:table-cell office:value-type="float" office:value="24544" calcext:value-type="float">
            <text:p>24,544</text:p>
          </table:table-cell>
          <table:table-cell table:formula="of:=([.B39]*[.C39])/[.$G$3]" office:value-type="float" office:value="511.333333333333" calcext:value-type="float">
            <text:p>511.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-08</text:p>
          </table:table-cell>
          <table:table-cell office:value-type="float" office:value="150" calcext:value-type="float">
            <text:p>150</text:p>
          </table:table-cell>
          <table:table-cell office:value-type="float" office:value="27174" calcext:value-type="float">
            <text:p>27,174</text:p>
          </table:table-cell>
          <table:table-cell table:formula="of:=([.B40]*[.C40])/[.$G$3]" office:value-type="float" office:value="566.125" calcext:value-type="float">
            <text:p>566.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-09</text:p>
          </table:table-cell>
          <table:table-cell office:value-type="float" office:value="150" calcext:value-type="float">
            <text:p>150</text:p>
          </table:table-cell>
          <table:table-cell office:value-type="float" office:value="19106" calcext:value-type="float">
            <text:p>19,106</text:p>
          </table:table-cell>
          <table:table-cell table:formula="of:=([.B41]*[.C41])/[.$G$3]" office:value-type="float" office:value="398.041666666667" calcext:value-type="float">
            <text:p>398.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-10</text:p>
          </table:table-cell>
          <table:table-cell office:value-type="float" office:value="150" calcext:value-type="float">
            <text:p>150</text:p>
          </table:table-cell>
          <table:table-cell office:value-type="float" office:value="26882" calcext:value-type="float">
            <text:p>26,882</text:p>
          </table:table-cell>
          <table:table-cell table:formula="of:=([.B42]*[.C42])/[.$G$3]" office:value-type="float" office:value="560.041666666667" calcext:value-type="float">
            <text:p>560.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-11</text:p>
          </table:table-cell>
          <table:table-cell office:value-type="float" office:value="150" calcext:value-type="float">
            <text:p>150</text:p>
          </table:table-cell>
          <table:table-cell office:value-type="float" office:value="30971" calcext:value-type="float">
            <text:p>30,971</text:p>
          </table:table-cell>
          <table:table-cell table:formula="of:=([.B43]*[.C43])/[.$G$3]" office:value-type="float" office:value="645.229166666667" calcext:value-type="float">
            <text:p>645.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-12</text:p>
          </table:table-cell>
          <table:table-cell office:value-type="float" office:value="150" calcext:value-type="float">
            <text:p>150</text:p>
          </table:table-cell>
          <table:table-cell office:value-type="float" office:value="143210" calcext:value-type="float">
            <text:p>143,210</text:p>
          </table:table-cell>
          <table:table-cell table:formula="of:=([.B44]*[.C44])/[.$G$3]" office:value-type="float" office:value="2983.54166666667" calcext:value-type="float">
            <text:p>2,983.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-14</text:p>
          </table:table-cell>
          <table:table-cell office:value-type="float" office:value="150" calcext:value-type="float">
            <text:p>150</text:p>
          </table:table-cell>
          <table:table-cell office:value-type="float" office:value="144227" calcext:value-type="float">
            <text:p>144,227</text:p>
          </table:table-cell>
          <table:table-cell table:formula="of:=([.B45]*[.C45])/[.$G$3]" office:value-type="float" office:value="3004.72916666667" calcext:value-type="float">
            <text:p>3,004.7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-15</text:p>
          </table:table-cell>
          <table:table-cell office:value-type="float" office:value="150" calcext:value-type="float">
            <text:p>150</text:p>
          </table:table-cell>
          <table:table-cell office:value-type="float" office:value="157839" calcext:value-type="float">
            <text:p>157,839</text:p>
          </table:table-cell>
          <table:table-cell table:formula="of:=([.B46]*[.C46])/[.$G$3]" office:value-type="float" office:value="3288.3125" calcext:value-type="float">
            <text:p>3,288.3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-16</text:p>
          </table:table-cell>
          <table:table-cell office:value-type="float" office:value="150" calcext:value-type="float">
            <text:p>150</text:p>
          </table:table-cell>
          <table:table-cell office:value-type="float" office:value="143838" calcext:value-type="float">
            <text:p>143,838</text:p>
          </table:table-cell>
          <table:table-cell table:formula="of:=([.B47]*[.C47])/[.$G$3]" office:value-type="float" office:value="2996.625" calcext:value-type="float">
            <text:p>2,996.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-17</text:p>
          </table:table-cell>
          <table:table-cell office:value-type="float" office:value="150" calcext:value-type="float">
            <text:p>150</text:p>
          </table:table-cell>
          <table:table-cell office:value-type="float" office:value="163257" calcext:value-type="float">
            <text:p>163,257</text:p>
          </table:table-cell>
          <table:table-cell table:formula="of:=([.B48]*[.C48])/[.$G$3]" office:value-type="float" office:value="3401.1875" calcext:value-type="float">
            <text:p>3,401.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-18</text:p>
          </table:table-cell>
          <table:table-cell office:value-type="float" office:value="150" calcext:value-type="float">
            <text:p>150</text:p>
          </table:table-cell>
          <table:table-cell office:value-type="float" office:value="47826" calcext:value-type="float">
            <text:p>47,826</text:p>
          </table:table-cell>
          <table:table-cell table:formula="of:=([.B49]*[.C49])/[.$G$3]" office:value-type="float" office:value="996.375" calcext:value-type="float">
            <text:p>996.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-19</text:p>
          </table:table-cell>
          <table:table-cell office:value-type="float" office:value="150" calcext:value-type="float">
            <text:p>150</text:p>
          </table:table-cell>
          <table:table-cell office:value-type="float" office:value="82675" calcext:value-type="float">
            <text:p>82,675</text:p>
          </table:table-cell>
          <table:table-cell table:formula="of:=([.B50]*[.C50])/[.$G$3]" office:value-type="float" office:value="1722.39583333333" calcext:value-type="float">
            <text:p>1,722.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-20</text:p>
          </table:table-cell>
          <table:table-cell office:value-type="float" office:value="150" calcext:value-type="float">
            <text:p>150</text:p>
          </table:table-cell>
          <table:table-cell office:value-type="float" office:value="105042" calcext:value-type="float">
            <text:p>105,042</text:p>
          </table:table-cell>
          <table:table-cell table:formula="of:=([.B51]*[.C51])/[.$G$3]" office:value-type="float" office:value="2188.375" calcext:value-type="float">
            <text:p>2,188.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-21</text:p>
          </table:table-cell>
          <table:table-cell office:value-type="float" office:value="150" calcext:value-type="float">
            <text:p>150</text:p>
          </table:table-cell>
          <table:table-cell office:value-type="float" office:value="158304" calcext:value-type="float">
            <text:p>158,304</text:p>
          </table:table-cell>
          <table:table-cell table:formula="of:=([.B52]*[.C52])/[.$G$3]" office:value-type="float" office:value="3298" calcext:value-type="float">
            <text:p>3,298.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-22</text:p>
          </table:table-cell>
          <table:table-cell office:value-type="float" office:value="150" calcext:value-type="float">
            <text:p>150</text:p>
          </table:table-cell>
          <table:table-cell office:value-type="float" office:value="179943" calcext:value-type="float">
            <text:p>179,943</text:p>
          </table:table-cell>
          <table:table-cell table:formula="of:=([.B53]*[.C53])/[.$G$3]" office:value-type="float" office:value="3748.8125" calcext:value-type="float">
            <text:p>3,748.8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-23</text:p>
          </table:table-cell>
          <table:table-cell office:value-type="float" office:value="150" calcext:value-type="float">
            <text:p>150</text:p>
          </table:table-cell>
          <table:table-cell office:value-type="float" office:value="160904" calcext:value-type="float">
            <text:p>160,904</text:p>
          </table:table-cell>
          <table:table-cell table:formula="of:=([.B54]*[.C54])/[.$G$3]" office:value-type="float" office:value="3352.16666666667" calcext:value-type="float">
            <text:p>3,352.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-24</text:p>
          </table:table-cell>
          <table:table-cell office:value-type="float" office:value="150" calcext:value-type="float">
            <text:p>150</text:p>
          </table:table-cell>
          <table:table-cell office:value-type="float" office:value="170319" calcext:value-type="float">
            <text:p>170,319</text:p>
          </table:table-cell>
          <table:table-cell table:formula="of:=([.B55]*[.C55])/[.$G$3]" office:value-type="float" office:value="3548.3125" calcext:value-type="float">
            <text:p>3,548.3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-25</text:p>
          </table:table-cell>
          <table:table-cell office:value-type="float" office:value="150" calcext:value-type="float">
            <text:p>150</text:p>
          </table:table-cell>
          <table:table-cell office:value-type="float" office:value="182635" calcext:value-type="float">
            <text:p>182,635</text:p>
          </table:table-cell>
          <table:table-cell table:formula="of:=([.B56]*[.C56])/[.$G$3]" office:value-type="float" office:value="3804.89583333333" calcext:value-type="float">
            <text:p>3,804.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-26</text:p>
          </table:table-cell>
          <table:table-cell office:value-type="float" office:value="150" calcext:value-type="float">
            <text:p>150</text:p>
          </table:table-cell>
          <table:table-cell office:value-type="float" office:value="150820" calcext:value-type="float">
            <text:p>150,820</text:p>
          </table:table-cell>
          <table:table-cell table:formula="of:=([.B57]*[.C57])/[.$G$3]" office:value-type="float" office:value="3142.08333333333" calcext:value-type="float">
            <text:p>3,142.0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-28</text:p>
          </table:table-cell>
          <table:table-cell office:value-type="float" office:value="150" calcext:value-type="float">
            <text:p>150</text:p>
          </table:table-cell>
          <table:table-cell office:value-type="float" office:value="66397" calcext:value-type="float">
            <text:p>66,397</text:p>
          </table:table-cell>
          <table:table-cell table:formula="of:=([.B58]*[.C58])/[.$G$3]" office:value-type="float" office:value="1383.27083333333" calcext:value-type="float">
            <text:p>1,383.2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-29</text:p>
          </table:table-cell>
          <table:table-cell office:value-type="float" office:value="150" calcext:value-type="float">
            <text:p>150</text:p>
          </table:table-cell>
          <table:table-cell office:value-type="float" office:value="101500" calcext:value-type="float">
            <text:p>101,500</text:p>
          </table:table-cell>
          <table:table-cell table:formula="of:=([.B59]*[.C59])/[.$G$3]" office:value-type="float" office:value="2114.58333333333" calcext:value-type="float">
            <text:p>2,114.5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-30</text:p>
          </table:table-cell>
          <table:table-cell office:value-type="float" office:value="150" calcext:value-type="float">
            <text:p>150</text:p>
          </table:table-cell>
          <table:table-cell office:value-type="float" office:value="159897" calcext:value-type="float">
            <text:p>159,897</text:p>
          </table:table-cell>
          <table:table-cell table:formula="of:=([.B60]*[.C60])/[.$G$3]" office:value-type="float" office:value="3331.1875" calcext:value-type="float">
            <text:p>3,331.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-31</text:p>
          </table:table-cell>
          <table:table-cell office:value-type="float" office:value="150" calcext:value-type="float">
            <text:p>150</text:p>
          </table:table-cell>
          <table:table-cell office:value-type="float" office:value="136996" calcext:value-type="float">
            <text:p>136,996</text:p>
          </table:table-cell>
          <table:table-cell table:formula="of:=([.B61]*[.C61])/[.$G$3]" office:value-type="float" office:value="2854.08333333333" calcext:value-type="float">
            <text:p>2,854.0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-32</text:p>
          </table:table-cell>
          <table:table-cell office:value-type="float" office:value="150" calcext:value-type="float">
            <text:p>150</text:p>
          </table:table-cell>
          <table:table-cell office:value-type="float" office:value="139679" calcext:value-type="float">
            <text:p>139,679</text:p>
          </table:table-cell>
          <table:table-cell table:formula="of:=([.B62]*[.C62])/[.$G$3]" office:value-type="float" office:value="2909.97916666667" calcext:value-type="float">
            <text:p>2,909.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-01</text:p>
          </table:table-cell>
          <table:table-cell office:value-type="float" office:value="150" calcext:value-type="float">
            <text:p>150</text:p>
          </table:table-cell>
          <table:table-cell office:value-type="float" office:value="154753" calcext:value-type="float">
            <text:p>154,753</text:p>
          </table:table-cell>
          <table:table-cell table:formula="of:=([.B63]*[.C63])/[.$G$3]" office:value-type="float" office:value="3224.02083333333" calcext:value-type="float">
            <text:p>3,224.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-03</text:p>
          </table:table-cell>
          <table:table-cell office:value-type="float" office:value="150" calcext:value-type="float">
            <text:p>150</text:p>
          </table:table-cell>
          <table:table-cell office:value-type="float" office:value="137028" calcext:value-type="float">
            <text:p>137,028</text:p>
          </table:table-cell>
          <table:table-cell table:formula="of:=([.B64]*[.C64])/[.$G$3]" office:value-type="float" office:value="2854.75" calcext:value-type="float">
            <text:p>2,854.7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-05</text:p>
          </table:table-cell>
          <table:table-cell office:value-type="float" office:value="150" calcext:value-type="float">
            <text:p>150</text:p>
          </table:table-cell>
          <table:table-cell office:value-type="float" office:value="215156" calcext:value-type="float">
            <text:p>215,156</text:p>
          </table:table-cell>
          <table:table-cell table:formula="of:=([.B65]*[.C65])/[.$G$3]" office:value-type="float" office:value="4482.41666666667" calcext:value-type="float">
            <text:p>4,482.417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>
            <text:p>CE-06</text:p>
          </table:table-cell>
          <table:table-cell office:value-type="float" office:value="150" calcext:value-type="float">
            <text:p>150</text:p>
          </table:table-cell>
          <table:table-cell office:value-type="float" office:value="150566" calcext:value-type="float">
            <text:p>150,566</text:p>
          </table:table-cell>
          <table:table-cell table:formula="of:=([.B66]*[.C66])/[.$G$3]" office:value-type="float" office:value="3136.79166666667" calcext:value-type="float">
            <text:p>3,136.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-07</text:p>
          </table:table-cell>
          <table:table-cell office:value-type="float" office:value="150" calcext:value-type="float">
            <text:p>150</text:p>
          </table:table-cell>
          <table:table-cell office:value-type="float" office:value="157691" calcext:value-type="float">
            <text:p>157,691</text:p>
          </table:table-cell>
          <table:table-cell table:formula="of:=([.B67]*[.C67])/[.$G$3]" office:value-type="float" office:value="3285.22916666667" calcext:value-type="float">
            <text:p>3,285.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-09</text:p>
          </table:table-cell>
          <table:table-cell office:value-type="float" office:value="150" calcext:value-type="float">
            <text:p>150</text:p>
          </table:table-cell>
          <table:table-cell office:value-type="float" office:value="147523" calcext:value-type="float">
            <text:p>147,523</text:p>
          </table:table-cell>
          <table:table-cell table:formula="of:=([.B68]*[.C68])/[.$G$3]" office:value-type="float" office:value="3073.39583333333" calcext:value-type="float">
            <text:p>3,073.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-01</text:p>
          </table:table-cell>
          <table:table-cell office:value-type="float" office:value="150" calcext:value-type="float">
            <text:p>150</text:p>
          </table:table-cell>
          <table:table-cell office:value-type="float" office:value="131785" calcext:value-type="float">
            <text:p>131,785</text:p>
          </table:table-cell>
          <table:table-cell table:formula="of:=([.B69]*[.C69])/[.$G$3]" office:value-type="float" office:value="2745.52083333333" calcext:value-type="float">
            <text:p>2,745.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-02</text:p>
          </table:table-cell>
          <table:table-cell office:value-type="float" office:value="150" calcext:value-type="float">
            <text:p>150</text:p>
          </table:table-cell>
          <table:table-cell office:value-type="float" office:value="146612" calcext:value-type="float">
            <text:p>146,612</text:p>
          </table:table-cell>
          <table:table-cell table:formula="of:=([.B70]*[.C70])/[.$G$3]" office:value-type="float" office:value="3054.41666666667" calcext:value-type="float">
            <text:p>3,054.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-04</text:p>
          </table:table-cell>
          <table:table-cell office:value-type="float" office:value="150" calcext:value-type="float">
            <text:p>150</text:p>
          </table:table-cell>
          <table:table-cell office:value-type="float" office:value="154401" calcext:value-type="float">
            <text:p>154,401</text:p>
          </table:table-cell>
          <table:table-cell table:formula="of:=([.B71]*[.C71])/[.$G$3]" office:value-type="float" office:value="3216.6875" calcext:value-type="float">
            <text:p>3,216.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-05</text:p>
          </table:table-cell>
          <table:table-cell office:value-type="float" office:value="150" calcext:value-type="float">
            <text:p>150</text:p>
          </table:table-cell>
          <table:table-cell office:value-type="float" office:value="149870" calcext:value-type="float">
            <text:p>149,870</text:p>
          </table:table-cell>
          <table:table-cell table:formula="of:=([.B72]*[.C72])/[.$G$3]" office:value-type="float" office:value="3122.29166666667" calcext:value-type="float">
            <text:p>3,122.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-06</text:p>
          </table:table-cell>
          <table:table-cell office:value-type="float" office:value="150" calcext:value-type="float">
            <text:p>150</text:p>
          </table:table-cell>
          <table:table-cell office:value-type="float" office:value="93914" calcext:value-type="float">
            <text:p>93,914</text:p>
          </table:table-cell>
          <table:table-cell table:formula="of:=([.B73]*[.C73])/[.$G$3]" office:value-type="float" office:value="1956.54166666667" calcext:value-type="float">
            <text:p>1,956.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-07</text:p>
          </table:table-cell>
          <table:table-cell office:value-type="float" office:value="150" calcext:value-type="float">
            <text:p>150</text:p>
          </table:table-cell>
          <table:table-cell office:value-type="float" office:value="47670" calcext:value-type="float">
            <text:p>47,670</text:p>
          </table:table-cell>
          <table:table-cell table:formula="of:=([.B74]*[.C74])/[.$G$3]" office:value-type="float" office:value="993.125" calcext:value-type="float">
            <text:p>993.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-08</text:p>
          </table:table-cell>
          <table:table-cell office:value-type="float" office:value="150" calcext:value-type="float">
            <text:p>150</text:p>
          </table:table-cell>
          <table:table-cell office:value-type="float" office:value="168167" calcext:value-type="float">
            <text:p>168,167</text:p>
          </table:table-cell>
          <table:table-cell table:formula="of:=([.B75]*[.C75])/[.$G$3]" office:value-type="float" office:value="3503.47916666667" calcext:value-type="float">
            <text:p>3,503.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-10</text:p>
          </table:table-cell>
          <table:table-cell office:value-type="float" office:value="150" calcext:value-type="float">
            <text:p>150</text:p>
          </table:table-cell>
          <table:table-cell office:value-type="float" office:value="125876" calcext:value-type="float">
            <text:p>125,876</text:p>
          </table:table-cell>
          <table:table-cell table:formula="of:=([.B76]*[.C76])/[.$G$3]" office:value-type="float" office:value="2622.41666666667" calcext:value-type="float">
            <text:p>2,622.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-11</text:p>
          </table:table-cell>
          <table:table-cell office:value-type="float" office:value="150" calcext:value-type="float">
            <text:p>150</text:p>
          </table:table-cell>
          <table:table-cell office:value-type="float" office:value="114713" calcext:value-type="float">
            <text:p>114,713</text:p>
          </table:table-cell>
          <table:table-cell table:formula="of:=([.B77]*[.C77])/[.$G$3]" office:value-type="float" office:value="2389.85416666667" calcext:value-type="float">
            <text:p>2,389.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-12</text:p>
          </table:table-cell>
          <table:table-cell office:value-type="float" office:value="150" calcext:value-type="float">
            <text:p>150</text:p>
          </table:table-cell>
          <table:table-cell office:value-type="float" office:value="158808" calcext:value-type="float">
            <text:p>158,808</text:p>
          </table:table-cell>
          <table:table-cell table:formula="of:=([.B78]*[.C78])/[.$G$3]" office:value-type="float" office:value="3308.5" calcext:value-type="float">
            <text:p>3,308.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-13</text:p>
          </table:table-cell>
          <table:table-cell office:value-type="float" office:value="150" calcext:value-type="float">
            <text:p>150</text:p>
          </table:table-cell>
          <table:table-cell office:value-type="float" office:value="192808" calcext:value-type="float">
            <text:p>192,808</text:p>
          </table:table-cell>
          <table:table-cell table:formula="of:=([.B79]*[.C79])/[.$G$3]" office:value-type="float" office:value="4016.83333333333" calcext:value-type="float">
            <text:p>4,016.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-14</text:p>
          </table:table-cell>
          <table:table-cell office:value-type="float" office:value="150" calcext:value-type="float">
            <text:p>150</text:p>
          </table:table-cell>
          <table:table-cell office:value-type="float" office:value="138605" calcext:value-type="float">
            <text:p>138,605</text:p>
          </table:table-cell>
          <table:table-cell table:formula="of:=([.B80]*[.C80])/[.$G$3]" office:value-type="float" office:value="2887.60416666667" calcext:value-type="float">
            <text:p>2,887.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-15</text:p>
          </table:table-cell>
          <table:table-cell office:value-type="float" office:value="150" calcext:value-type="float">
            <text:p>150</text:p>
          </table:table-cell>
          <table:table-cell office:value-type="float" office:value="147392" calcext:value-type="float">
            <text:p>147,392</text:p>
          </table:table-cell>
          <table:table-cell table:formula="of:=([.B81]*[.C81])/[.$G$3]" office:value-type="float" office:value="3070.66666666667" calcext:value-type="float">
            <text:p>3,070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-16</text:p>
          </table:table-cell>
          <table:table-cell office:value-type="float" office:value="150" calcext:value-type="float">
            <text:p>150</text:p>
          </table:table-cell>
          <table:table-cell office:value-type="float" office:value="148402" calcext:value-type="float">
            <text:p>148,402</text:p>
          </table:table-cell>
          <table:table-cell table:formula="of:=([.B82]*[.C82])/[.$G$3]" office:value-type="float" office:value="3091.70833333333" calcext:value-type="float">
            <text:p>3,091.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-20</text:p>
          </table:table-cell>
          <table:table-cell office:value-type="float" office:value="150" calcext:value-type="float">
            <text:p>150</text:p>
          </table:table-cell>
          <table:table-cell office:value-type="float" office:value="173934" calcext:value-type="float">
            <text:p>173,934</text:p>
          </table:table-cell>
          <table:table-cell table:formula="of:=([.B83]*[.C83])/[.$G$3]" office:value-type="float" office:value="3623.625" calcext:value-type="float">
            <text:p>3,623.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-21</text:p>
          </table:table-cell>
          <table:table-cell office:value-type="float" office:value="150" calcext:value-type="float">
            <text:p>150</text:p>
          </table:table-cell>
          <table:table-cell office:value-type="float" office:value="166129" calcext:value-type="float">
            <text:p>166,129</text:p>
          </table:table-cell>
          <table:table-cell table:formula="of:=([.B84]*[.C84])/[.$G$3]" office:value-type="float" office:value="3461.02083333333" calcext:value-type="float">
            <text:p>3,461.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-23</text:p>
          </table:table-cell>
          <table:table-cell office:value-type="float" office:value="150" calcext:value-type="float">
            <text:p>150</text:p>
          </table:table-cell>
          <table:table-cell office:value-type="float" office:value="171351" calcext:value-type="float">
            <text:p>171,351</text:p>
          </table:table-cell>
          <table:table-cell table:formula="of:=([.B85]*[.C85])/[.$G$3]" office:value-type="float" office:value="3569.8125" calcext:value-type="float">
            <text:p>3,569.8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-24</text:p>
          </table:table-cell>
          <table:table-cell office:value-type="float" office:value="150" calcext:value-type="float">
            <text:p>150</text:p>
          </table:table-cell>
          <table:table-cell office:value-type="float" office:value="162605" calcext:value-type="float">
            <text:p>162,605</text:p>
          </table:table-cell>
          <table:table-cell table:formula="of:=([.B86]*[.C86])/[.$G$3]" office:value-type="float" office:value="3387.60416666667" calcext:value-type="float">
            <text:p>3,387.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-26</text:p>
          </table:table-cell>
          <table:table-cell office:value-type="float" office:value="150" calcext:value-type="float">
            <text:p>150</text:p>
          </table:table-cell>
          <table:table-cell office:value-type="float" office:value="182502" calcext:value-type="float">
            <text:p>182,502</text:p>
          </table:table-cell>
          <table:table-cell table:formula="of:=([.B87]*[.C87])/[.$G$3]" office:value-type="float" office:value="3802.125" calcext:value-type="float">
            <text:p>3,802.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-27</text:p>
          </table:table-cell>
          <table:table-cell office:value-type="float" office:value="150" calcext:value-type="float">
            <text:p>150</text:p>
          </table:table-cell>
          <table:table-cell office:value-type="float" office:value="167338" calcext:value-type="float">
            <text:p>167,338</text:p>
          </table:table-cell>
          <table:table-cell table:formula="of:=([.B88]*[.C88])/[.$G$3]" office:value-type="float" office:value="3486.20833333333" calcext:value-type="float">
            <text:p>3,486.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-29</text:p>
          </table:table-cell>
          <table:table-cell office:value-type="float" office:value="150" calcext:value-type="float">
            <text:p>150</text:p>
          </table:table-cell>
          <table:table-cell office:value-type="float" office:value="146098" calcext:value-type="float">
            <text:p>146,098</text:p>
          </table:table-cell>
          <table:table-cell table:formula="of:=([.B89]*[.C89])/[.$G$3]" office:value-type="float" office:value="3043.70833333333" calcext:value-type="float">
            <text:p>3,043.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-30</text:p>
          </table:table-cell>
          <table:table-cell office:value-type="float" office:value="150" calcext:value-type="float">
            <text:p>150</text:p>
          </table:table-cell>
          <table:table-cell office:value-type="float" office:value="68062" calcext:value-type="float">
            <text:p>68,062</text:p>
          </table:table-cell>
          <table:table-cell table:formula="of:=([.B90]*[.C90])/[.$G$3]" office:value-type="float" office:value="1417.95833333333" calcext:value-type="float">
            <text:p>1,417.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-32</text:p>
          </table:table-cell>
          <table:table-cell office:value-type="float" office:value="150" calcext:value-type="float">
            <text:p>150</text:p>
          </table:table-cell>
          <table:table-cell office:value-type="float" office:value="117636" calcext:value-type="float">
            <text:p>117,636</text:p>
          </table:table-cell>
          <table:table-cell table:formula="of:=([.B91]*[.C91])/[.$G$3]" office:value-type="float" office:value="2450.75" calcext:value-type="float">
            <text:p>2,450.7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-02</text:p>
          </table:table-cell>
          <table:table-cell office:value-type="float" office:value="151" calcext:value-type="float">
            <text:p>151</text:p>
          </table:table-cell>
          <table:table-cell office:value-type="float" office:value="6775" calcext:value-type="float">
            <text:p>6,775</text:p>
          </table:table-cell>
          <table:table-cell table:formula="of:=([.B92]*[.C92])/[.$G$3]" office:value-type="float" office:value="142.086805555556" calcext:value-type="float">
            <text:p>142.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-03</text:p>
          </table:table-cell>
          <table:table-cell office:value-type="float" office:value="150" calcext:value-type="float">
            <text:p>150</text:p>
          </table:table-cell>
          <table:table-cell office:value-type="float" office:value="113491" calcext:value-type="float">
            <text:p>113,491</text:p>
          </table:table-cell>
          <table:table-cell table:formula="of:=([.B93]*[.C93])/[.$G$3]" office:value-type="float" office:value="2364.39583333333" calcext:value-type="float">
            <text:p>2,364.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-05</text:p>
          </table:table-cell>
          <table:table-cell office:value-type="float" office:value="150" calcext:value-type="float">
            <text:p>150</text:p>
          </table:table-cell>
          <table:table-cell office:value-type="float" office:value="110929" calcext:value-type="float">
            <text:p>110,929</text:p>
          </table:table-cell>
          <table:table-cell table:formula="of:=([.B94]*[.C94])/[.$G$3]" office:value-type="float" office:value="2311.02083333333" calcext:value-type="float">
            <text:p>2,311.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-06</text:p>
          </table:table-cell>
          <table:table-cell office:value-type="float" office:value="150" calcext:value-type="float">
            <text:p>150</text:p>
          </table:table-cell>
          <table:table-cell office:value-type="float" office:value="157555" calcext:value-type="float">
            <text:p>157,555</text:p>
          </table:table-cell>
          <table:table-cell table:formula="of:=([.B95]*[.C95])/[.$G$3]" office:value-type="float" office:value="3282.39583333333" calcext:value-type="float">
            <text:p>3,282.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-07</text:p>
          </table:table-cell>
          <table:table-cell office:value-type="float" office:value="150" calcext:value-type="float">
            <text:p>150</text:p>
          </table:table-cell>
          <table:table-cell office:value-type="float" office:value="160459" calcext:value-type="float">
            <text:p>160,459</text:p>
          </table:table-cell>
          <table:table-cell table:formula="of:=([.B96]*[.C96])/[.$G$3]" office:value-type="float" office:value="3342.89583333333" calcext:value-type="float">
            <text:p>3,342.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-09</text:p>
          </table:table-cell>
          <table:table-cell office:value-type="float" office:value="150" calcext:value-type="float">
            <text:p>150</text:p>
          </table:table-cell>
          <table:table-cell office:value-type="float" office:value="145114" calcext:value-type="float">
            <text:p>145,114</text:p>
          </table:table-cell>
          <table:table-cell table:formula="of:=([.B97]*[.C97])/[.$G$3]" office:value-type="float" office:value="3023.20833333333" calcext:value-type="float">
            <text:p>3,023.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-10</text:p>
          </table:table-cell>
          <table:table-cell office:value-type="float" office:value="150" calcext:value-type="float">
            <text:p>150</text:p>
          </table:table-cell>
          <table:table-cell office:value-type="float" office:value="120611" calcext:value-type="float">
            <text:p>120,611</text:p>
          </table:table-cell>
          <table:table-cell table:formula="of:=([.B98]*[.C98])/[.$G$3]" office:value-type="float" office:value="2512.72916666667" calcext:value-type="float">
            <text:p>2,512.7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-12</text:p>
          </table:table-cell>
          <table:table-cell office:value-type="float" office:value="150" calcext:value-type="float">
            <text:p>150</text:p>
          </table:table-cell>
          <table:table-cell office:value-type="float" office:value="47114" calcext:value-type="float">
            <text:p>47,114</text:p>
          </table:table-cell>
          <table:table-cell table:formula="of:=([.B99]*[.C99])/[.$G$3]" office:value-type="float" office:value="981.541666666667" calcext:value-type="float">
            <text:p>981.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-13</text:p>
          </table:table-cell>
          <table:table-cell office:value-type="float" office:value="150" calcext:value-type="float">
            <text:p>150</text:p>
          </table:table-cell>
          <table:table-cell office:value-type="float" office:value="116972" calcext:value-type="float">
            <text:p>116,972</text:p>
          </table:table-cell>
          <table:table-cell table:formula="of:=([.B100]*[.C100])/[.$G$3]" office:value-type="float" office:value="2436.91666666667" calcext:value-type="float">
            <text:p>2,436.9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-14</text:p>
          </table:table-cell>
          <table:table-cell office:value-type="float" office:value="150" calcext:value-type="float">
            <text:p>150</text:p>
          </table:table-cell>
          <table:table-cell office:value-type="float" office:value="143232" calcext:value-type="float">
            <text:p>143,232</text:p>
          </table:table-cell>
          <table:table-cell table:formula="of:=([.B101]*[.C101])/[.$G$3]" office:value-type="float" office:value="2984" calcext:value-type="float">
            <text:p>2,984.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-16</text:p>
          </table:table-cell>
          <table:table-cell office:value-type="float" office:value="150" calcext:value-type="float">
            <text:p>150</text:p>
          </table:table-cell>
          <table:table-cell office:value-type="float" office:value="128495" calcext:value-type="float">
            <text:p>128,495</text:p>
          </table:table-cell>
          <table:table-cell table:formula="of:=([.B102]*[.C102])/[.$G$3]" office:value-type="float" office:value="2676.97916666667" calcext:value-type="float">
            <text:p>2,676.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-17</text:p>
          </table:table-cell>
          <table:table-cell office:value-type="float" office:value="150" calcext:value-type="float">
            <text:p>150</text:p>
          </table:table-cell>
          <table:table-cell office:value-type="float" office:value="148659" calcext:value-type="float">
            <text:p>148,659</text:p>
          </table:table-cell>
          <table:table-cell table:formula="of:=([.B103]*[.C103])/[.$G$3]" office:value-type="float" office:value="3097.0625" calcext:value-type="float">
            <text:p>3,097.0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-18</text:p>
          </table:table-cell>
          <table:table-cell office:value-type="float" office:value="150" calcext:value-type="float">
            <text:p>150</text:p>
          </table:table-cell>
          <table:table-cell office:value-type="float" office:value="139312" calcext:value-type="float">
            <text:p>139,312</text:p>
          </table:table-cell>
          <table:table-cell table:formula="of:=([.B104]*[.C104])/[.$G$3]" office:value-type="float" office:value="2902.33333333333" calcext:value-type="float">
            <text:p>2,902.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-19</text:p>
          </table:table-cell>
          <table:table-cell office:value-type="float" office:value="150" calcext:value-type="float">
            <text:p>150</text:p>
          </table:table-cell>
          <table:table-cell office:value-type="float" office:value="145977" calcext:value-type="float">
            <text:p>145,977</text:p>
          </table:table-cell>
          <table:table-cell table:formula="of:=([.B105]*[.C105])/[.$G$3]" office:value-type="float" office:value="3041.1875" calcext:value-type="float">
            <text:p>3,041.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-20</text:p>
          </table:table-cell>
          <table:table-cell office:value-type="float" office:value="150" calcext:value-type="float">
            <text:p>150</text:p>
          </table:table-cell>
          <table:table-cell office:value-type="float" office:value="38429" calcext:value-type="float">
            <text:p>38,429</text:p>
          </table:table-cell>
          <table:table-cell table:formula="of:=([.B106]*[.C106])/[.$G$3]" office:value-type="float" office:value="800.604166666667" calcext:value-type="float">
            <text:p>800.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-21</text:p>
          </table:table-cell>
          <table:table-cell office:value-type="float" office:value="150" calcext:value-type="float">
            <text:p>150</text:p>
          </table:table-cell>
          <table:table-cell office:value-type="float" office:value="52261" calcext:value-type="float">
            <text:p>52,261</text:p>
          </table:table-cell>
          <table:table-cell table:formula="of:=([.B107]*[.C107])/[.$G$3]" office:value-type="float" office:value="1088.77083333333" calcext:value-type="float">
            <text:p>1,088.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-22</text:p>
          </table:table-cell>
          <table:table-cell office:value-type="float" office:value="150" calcext:value-type="float">
            <text:p>150</text:p>
          </table:table-cell>
          <table:table-cell office:value-type="float" office:value="91617" calcext:value-type="float">
            <text:p>91,617</text:p>
          </table:table-cell>
          <table:table-cell table:formula="of:=([.B108]*[.C108])/[.$G$3]" office:value-type="float" office:value="1908.6875" calcext:value-type="float">
            <text:p>1,908.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-23</text:p>
          </table:table-cell>
          <table:table-cell office:value-type="float" office:value="150" calcext:value-type="float">
            <text:p>150</text:p>
          </table:table-cell>
          <table:table-cell office:value-type="float" office:value="110840" calcext:value-type="float">
            <text:p>110,840</text:p>
          </table:table-cell>
          <table:table-cell table:formula="of:=([.B109]*[.C109])/[.$G$3]" office:value-type="float" office:value="2309.16666666667" calcext:value-type="float">
            <text:p>2,309.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-24</text:p>
          </table:table-cell>
          <table:table-cell office:value-type="float" office:value="150" calcext:value-type="float">
            <text:p>150</text:p>
          </table:table-cell>
          <table:table-cell office:value-type="float" office:value="75286" calcext:value-type="float">
            <text:p>75,286</text:p>
          </table:table-cell>
          <table:table-cell table:formula="of:=([.B110]*[.C110])/[.$G$3]" office:value-type="float" office:value="1568.45833333333" calcext:value-type="float">
            <text:p>1,568.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-25</text:p>
          </table:table-cell>
          <table:table-cell office:value-type="float" office:value="150" calcext:value-type="float">
            <text:p>150</text:p>
          </table:table-cell>
          <table:table-cell office:value-type="float" office:value="119276" calcext:value-type="float">
            <text:p>119,276</text:p>
          </table:table-cell>
          <table:table-cell table:formula="of:=([.B111]*[.C111])/[.$G$3]" office:value-type="float" office:value="2484.91666666667" calcext:value-type="float">
            <text:p>2,484.9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-26</text:p>
          </table:table-cell>
          <table:table-cell office:value-type="float" office:value="150" calcext:value-type="float">
            <text:p>150</text:p>
          </table:table-cell>
          <table:table-cell office:value-type="float" office:value="98691" calcext:value-type="float">
            <text:p>98,691</text:p>
          </table:table-cell>
          <table:table-cell table:formula="of:=([.B112]*[.C112])/[.$G$3]" office:value-type="float" office:value="2056.0625" calcext:value-type="float">
            <text:p>2,056.0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-27</text:p>
          </table:table-cell>
          <table:table-cell office:value-type="float" office:value="150" calcext:value-type="float">
            <text:p>150</text:p>
          </table:table-cell>
          <table:table-cell office:value-type="float" office:value="110677" calcext:value-type="float">
            <text:p>110,677</text:p>
          </table:table-cell>
          <table:table-cell table:formula="of:=([.B113]*[.C113])/[.$G$3]" office:value-type="float" office:value="2305.77083333333" calcext:value-type="float">
            <text:p>2,305.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-28</text:p>
          </table:table-cell>
          <table:table-cell office:value-type="float" office:value="150" calcext:value-type="float">
            <text:p>150</text:p>
          </table:table-cell>
          <table:table-cell office:value-type="float" office:value="118704" calcext:value-type="float">
            <text:p>118,704</text:p>
          </table:table-cell>
          <table:table-cell table:formula="of:=([.B114]*[.C114])/[.$G$3]" office:value-type="float" office:value="2473" calcext:value-type="float">
            <text:p>2,473.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-29</text:p>
          </table:table-cell>
          <table:table-cell office:value-type="float" office:value="150" calcext:value-type="float">
            <text:p>150</text:p>
          </table:table-cell>
          <table:table-cell office:value-type="float" office:value="175620" calcext:value-type="float">
            <text:p>175,620</text:p>
          </table:table-cell>
          <table:table-cell table:formula="of:=([.B115]*[.C115])/[.$G$3]" office:value-type="float" office:value="3658.75" calcext:value-type="float">
            <text:p>3,658.7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-30</text:p>
          </table:table-cell>
          <table:table-cell office:value-type="float" office:value="150" calcext:value-type="float">
            <text:p>150</text:p>
          </table:table-cell>
          <table:table-cell office:value-type="float" office:value="120280" calcext:value-type="float">
            <text:p>120,280</text:p>
          </table:table-cell>
          <table:table-cell table:formula="of:=([.B116]*[.C116])/[.$G$3]" office:value-type="float" office:value="2505.83333333333" calcext:value-type="float">
            <text:p>2,505.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-31</text:p>
          </table:table-cell>
          <table:table-cell office:value-type="float" office:value="150" calcext:value-type="float">
            <text:p>150</text:p>
          </table:table-cell>
          <table:table-cell office:value-type="float" office:value="133456" calcext:value-type="float">
            <text:p>133,456</text:p>
          </table:table-cell>
          <table:table-cell table:formula="of:=([.B117]*[.C117])/[.$G$3]" office:value-type="float" office:value="2780.33333333333" calcext:value-type="float">
            <text:p>2,780.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-32</text:p>
          </table:table-cell>
          <table:table-cell office:value-type="float" office:value="150" calcext:value-type="float">
            <text:p>150</text:p>
          </table:table-cell>
          <table:table-cell office:value-type="float" office:value="138950" calcext:value-type="float">
            <text:p>138,950</text:p>
          </table:table-cell>
          <table:table-cell table:formula="of:=([.B118]*[.C118])/[.$G$3]" office:value-type="float" office:value="2894.79166666667" calcext:value-type="float">
            <text:p>2,894.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-02</text:p>
          </table:table-cell>
          <table:table-cell office:value-type="float" office:value="150" calcext:value-type="float">
            <text:p>150</text:p>
          </table:table-cell>
          <table:table-cell office:value-type="float" office:value="136068" calcext:value-type="float">
            <text:p>136,068</text:p>
          </table:table-cell>
          <table:table-cell table:formula="of:=([.B119]*[.C119])/[.$G$3]" office:value-type="float" office:value="2834.75" calcext:value-type="float">
            <text:p>2,834.7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-05</text:p>
          </table:table-cell>
          <table:table-cell office:value-type="float" office:value="150" calcext:value-type="float">
            <text:p>150</text:p>
          </table:table-cell>
          <table:table-cell office:value-type="float" office:value="131771" calcext:value-type="float">
            <text:p>131,771</text:p>
          </table:table-cell>
          <table:table-cell table:formula="of:=([.B120]*[.C120])/[.$G$3]" office:value-type="float" office:value="2745.22916666667" calcext:value-type="float">
            <text:p>2,745.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-07</text:p>
          </table:table-cell>
          <table:table-cell office:value-type="float" office:value="150" calcext:value-type="float">
            <text:p>150</text:p>
          </table:table-cell>
          <table:table-cell office:value-type="float" office:value="173191" calcext:value-type="float">
            <text:p>173,191</text:p>
          </table:table-cell>
          <table:table-cell table:formula="of:=([.B121]*[.C121])/[.$G$3]" office:value-type="float" office:value="3608.14583333333" calcext:value-type="float">
            <text:p>3,608.146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>
            <text:p>GI-09</text:p>
          </table:table-cell>
          <table:table-cell office:value-type="float" office:value="150" calcext:value-type="float">
            <text:p>150</text:p>
          </table:table-cell>
          <table:table-cell office:value-type="float" office:value="152421" calcext:value-type="float">
            <text:p>152,421</text:p>
          </table:table-cell>
          <table:table-cell table:formula="of:=([.B122]*[.C122])/[.$G$3]" office:value-type="float" office:value="3175.4375" calcext:value-type="float">
            <text:p>3,175.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D-02</text:p>
          </table:table-cell>
          <table:table-cell office:value-type="float" office:value="150" calcext:value-type="float">
            <text:p>150</text:p>
          </table:table-cell>
          <table:table-cell office:value-type="float" office:value="175511" calcext:value-type="float">
            <text:p>175,511</text:p>
          </table:table-cell>
          <table:table-cell table:formula="of:=([.B123]*[.C123])/[.$G$3]" office:value-type="float" office:value="3656.47916666667" calcext:value-type="float">
            <text:p>3,656.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D-04</text:p>
          </table:table-cell>
          <table:table-cell office:value-type="float" office:value="150" calcext:value-type="float">
            <text:p>150</text:p>
          </table:table-cell>
          <table:table-cell office:value-type="float" office:value="83104" calcext:value-type="float">
            <text:p>83,104</text:p>
          </table:table-cell>
          <table:table-cell table:formula="of:=([.B124]*[.C124])/[.$G$3]" office:value-type="float" office:value="1731.33333333333" calcext:value-type="float">
            <text:p>1,731.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D-05</text:p>
          </table:table-cell>
          <table:table-cell office:value-type="float" office:value="150" calcext:value-type="float">
            <text:p>150</text:p>
          </table:table-cell>
          <table:table-cell office:value-type="float" office:value="81951" calcext:value-type="float">
            <text:p>81,951</text:p>
          </table:table-cell>
          <table:table-cell table:formula="of:=([.B125]*[.C125])/[.$G$3]" office:value-type="float" office:value="1707.3125" calcext:value-type="float">
            <text:p>1,707.3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D-06</text:p>
          </table:table-cell>
          <table:table-cell office:value-type="float" office:value="150" calcext:value-type="float">
            <text:p>150</text:p>
          </table:table-cell>
          <table:table-cell office:value-type="float" office:value="83093" calcext:value-type="float">
            <text:p>83,093</text:p>
          </table:table-cell>
          <table:table-cell table:formula="of:=([.B126]*[.C126])/[.$G$3]" office:value-type="float" office:value="1731.10416666667" calcext:value-type="float">
            <text:p>1,731.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D-07</text:p>
          </table:table-cell>
          <table:table-cell office:value-type="float" office:value="150" calcext:value-type="float">
            <text:p>150</text:p>
          </table:table-cell>
          <table:table-cell office:value-type="float" office:value="55286" calcext:value-type="float">
            <text:p>55,286</text:p>
          </table:table-cell>
          <table:table-cell table:formula="of:=([.B127]*[.C127])/[.$G$3]" office:value-type="float" office:value="1151.79166666667" calcext:value-type="float">
            <text:p>1,151.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D-09</text:p>
          </table:table-cell>
          <table:table-cell office:value-type="float" office:value="150" calcext:value-type="float">
            <text:p>150</text:p>
          </table:table-cell>
          <table:table-cell office:value-type="float" office:value="78914" calcext:value-type="float">
            <text:p>78,914</text:p>
          </table:table-cell>
          <table:table-cell table:formula="of:=([.B128]*[.C128])/[.$G$3]" office:value-type="float" office:value="1644.04166666667" calcext:value-type="float">
            <text:p>1,644.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D-11</text:p>
          </table:table-cell>
          <table:table-cell office:value-type="float" office:value="150" calcext:value-type="float">
            <text:p>150</text:p>
          </table:table-cell>
          <table:table-cell office:value-type="float" office:value="96530" calcext:value-type="float">
            <text:p>96,530</text:p>
          </table:table-cell>
          <table:table-cell table:formula="of:=([.B129]*[.C129])/[.$G$3]" office:value-type="float" office:value="2011.04166666667" calcext:value-type="float">
            <text:p>2,011.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D-13</text:p>
          </table:table-cell>
          <table:table-cell office:value-type="float" office:value="150" calcext:value-type="float">
            <text:p>150</text:p>
          </table:table-cell>
          <table:table-cell office:value-type="float" office:value="57259" calcext:value-type="float">
            <text:p>57,259</text:p>
          </table:table-cell>
          <table:table-cell table:formula="of:=([.B130]*[.C130])/[.$G$3]" office:value-type="float" office:value="1192.89583333333" calcext:value-type="float">
            <text:p>1,192.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D-15</text:p>
          </table:table-cell>
          <table:table-cell office:value-type="float" office:value="150" calcext:value-type="float">
            <text:p>150</text:p>
          </table:table-cell>
          <table:table-cell office:value-type="float" office:value="155030" calcext:value-type="float">
            <text:p>155,030</text:p>
          </table:table-cell>
          <table:table-cell table:formula="of:=([.B131]*[.C131])/[.$G$3]" office:value-type="float" office:value="3229.79166666667" calcext:value-type="float">
            <text:p>3,229.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D-16</text:p>
          </table:table-cell>
          <table:table-cell office:value-type="float" office:value="150" calcext:value-type="float">
            <text:p>150</text:p>
          </table:table-cell>
          <table:table-cell office:value-type="float" office:value="108751" calcext:value-type="float">
            <text:p>108,751</text:p>
          </table:table-cell>
          <table:table-cell table:formula="of:=([.B132]*[.C132])/[.$G$3]" office:value-type="float" office:value="2265.64583333333" calcext:value-type="float">
            <text:p>2,265.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D-18</text:p>
          </table:table-cell>
          <table:table-cell office:value-type="float" office:value="150" calcext:value-type="float">
            <text:p>150</text:p>
          </table:table-cell>
          <table:table-cell office:value-type="float" office:value="115233" calcext:value-type="float">
            <text:p>115,233</text:p>
          </table:table-cell>
          <table:table-cell table:formula="of:=([.B133]*[.C133])/[.$G$3]" office:value-type="float" office:value="2400.6875" calcext:value-type="float">
            <text:p>2,400.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D-20</text:p>
          </table:table-cell>
          <table:table-cell office:value-type="float" office:value="150" calcext:value-type="float">
            <text:p>150</text:p>
          </table:table-cell>
          <table:table-cell office:value-type="float" office:value="1934" calcext:value-type="float">
            <text:p>1,934</text:p>
          </table:table-cell>
          <table:table-cell table:formula="of:=([.B134]*[.C134])/[.$G$3]" office:value-type="float" office:value="40.2916666666667" calcext:value-type="float">
            <text:p>40.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D-21</text:p>
          </table:table-cell>
          <table:table-cell office:value-type="float" office:value="150" calcext:value-type="float">
            <text:p>150</text:p>
          </table:table-cell>
          <table:table-cell office:value-type="float" office:value="118741" calcext:value-type="float">
            <text:p>118,741</text:p>
          </table:table-cell>
          <table:table-cell table:formula="of:=([.B135]*[.C135])/[.$G$3]" office:value-type="float" office:value="2473.77083333333" calcext:value-type="float">
            <text:p>2,473.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D-24</text:p>
          </table:table-cell>
          <table:table-cell office:value-type="float" office:value="150" calcext:value-type="float">
            <text:p>150</text:p>
          </table:table-cell>
          <table:table-cell office:value-type="float" office:value="119935" calcext:value-type="float">
            <text:p>119,935</text:p>
          </table:table-cell>
          <table:table-cell table:formula="of:=([.B136]*[.C136])/[.$G$3]" office:value-type="float" office:value="2498.64583333333" calcext:value-type="float">
            <text:p>2,498.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D-25</text:p>
          </table:table-cell>
          <table:table-cell office:value-type="float" office:value="150" calcext:value-type="float">
            <text:p>150</text:p>
          </table:table-cell>
          <table:table-cell office:value-type="float" office:value="103029" calcext:value-type="float">
            <text:p>103,029</text:p>
          </table:table-cell>
          <table:table-cell table:formula="of:=([.B137]*[.C137])/[.$G$3]" office:value-type="float" office:value="2146.4375" calcext:value-type="float">
            <text:p>2,146.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D-26</text:p>
          </table:table-cell>
          <table:table-cell office:value-type="float" office:value="150" calcext:value-type="float">
            <text:p>150</text:p>
          </table:table-cell>
          <table:table-cell office:value-type="float" office:value="132689" calcext:value-type="float">
            <text:p>132,689</text:p>
          </table:table-cell>
          <table:table-cell table:formula="of:=([.B138]*[.C138])/[.$G$3]" office:value-type="float" office:value="2764.35416666667" calcext:value-type="float">
            <text:p>2,764.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D-27</text:p>
          </table:table-cell>
          <table:table-cell office:value-type="float" office:value="150" calcext:value-type="float">
            <text:p>150</text:p>
          </table:table-cell>
          <table:table-cell office:value-type="float" office:value="106414" calcext:value-type="float">
            <text:p>106,414</text:p>
          </table:table-cell>
          <table:table-cell table:formula="of:=([.B139]*[.C139])/[.$G$3]" office:value-type="float" office:value="2216.95833333333" calcext:value-type="float">
            <text:p>2,216.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D-28</text:p>
          </table:table-cell>
          <table:table-cell office:value-type="float" office:value="150" calcext:value-type="float">
            <text:p>150</text:p>
          </table:table-cell>
          <table:table-cell office:value-type="float" office:value="111060" calcext:value-type="float">
            <text:p>111,060</text:p>
          </table:table-cell>
          <table:table-cell table:formula="of:=([.B140]*[.C140])/[.$G$3]" office:value-type="float" office:value="2313.75" calcext:value-type="float">
            <text:p>2,313.7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D-29</text:p>
          </table:table-cell>
          <table:table-cell office:value-type="float" office:value="150" calcext:value-type="float">
            <text:p>150</text:p>
          </table:table-cell>
          <table:table-cell office:value-type="float" office:value="128707" calcext:value-type="float">
            <text:p>128,707</text:p>
          </table:table-cell>
          <table:table-cell table:formula="of:=([.B141]*[.C141])/[.$G$3]" office:value-type="float" office:value="2681.39583333333" calcext:value-type="float">
            <text:p>2,681.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D-32</text:p>
          </table:table-cell>
          <table:table-cell office:value-type="float" office:value="150" calcext:value-type="float">
            <text:p>150</text:p>
          </table:table-cell>
          <table:table-cell office:value-type="float" office:value="130846" calcext:value-type="float">
            <text:p>130,846</text:p>
          </table:table-cell>
          <table:table-cell table:formula="of:=([.B142]*[.C142])/[.$G$3]" office:value-type="float" office:value="2725.95833333333" calcext:value-type="float">
            <text:p>2,725.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-01</text:p>
          </table:table-cell>
          <table:table-cell office:value-type="float" office:value="150" calcext:value-type="float">
            <text:p>150</text:p>
          </table:table-cell>
          <table:table-cell office:value-type="float" office:value="136348" calcext:value-type="float">
            <text:p>136,348</text:p>
          </table:table-cell>
          <table:table-cell table:formula="of:=([.B143]*[.C143])/[.$G$3]" office:value-type="float" office:value="2840.58333333333" calcext:value-type="float">
            <text:p>2,840.5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-03</text:p>
          </table:table-cell>
          <table:table-cell office:value-type="float" office:value="150" calcext:value-type="float">
            <text:p>150</text:p>
          </table:table-cell>
          <table:table-cell office:value-type="float" office:value="145702" calcext:value-type="float">
            <text:p>145,702</text:p>
          </table:table-cell>
          <table:table-cell table:formula="of:=([.B144]*[.C144])/[.$G$3]" office:value-type="float" office:value="3035.45833333333" calcext:value-type="float">
            <text:p>3,035.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-04</text:p>
          </table:table-cell>
          <table:table-cell office:value-type="float" office:value="150" calcext:value-type="float">
            <text:p>150</text:p>
          </table:table-cell>
          <table:table-cell office:value-type="float" office:value="133671" calcext:value-type="float">
            <text:p>133,671</text:p>
          </table:table-cell>
          <table:table-cell table:formula="of:=([.B145]*[.C145])/[.$G$3]" office:value-type="float" office:value="2784.8125" calcext:value-type="float">
            <text:p>2,784.8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-05</text:p>
          </table:table-cell>
          <table:table-cell office:value-type="float" office:value="150" calcext:value-type="float">
            <text:p>150</text:p>
          </table:table-cell>
          <table:table-cell office:value-type="float" office:value="107681" calcext:value-type="float">
            <text:p>107,681</text:p>
          </table:table-cell>
          <table:table-cell table:formula="of:=([.B146]*[.C146])/[.$G$3]" office:value-type="float" office:value="2243.35416666667" calcext:value-type="float">
            <text:p>2,243.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-06</text:p>
          </table:table-cell>
          <table:table-cell office:value-type="float" office:value="150" calcext:value-type="float">
            <text:p>150</text:p>
          </table:table-cell>
          <table:table-cell office:value-type="float" office:value="156624" calcext:value-type="float">
            <text:p>156,624</text:p>
          </table:table-cell>
          <table:table-cell table:formula="of:=([.B147]*[.C147])/[.$G$3]" office:value-type="float" office:value="3263" calcext:value-type="float">
            <text:p>3,263.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-07</text:p>
          </table:table-cell>
          <table:table-cell office:value-type="float" office:value="150" calcext:value-type="float">
            <text:p>150</text:p>
          </table:table-cell>
          <table:table-cell office:value-type="float" office:value="148781" calcext:value-type="float">
            <text:p>148,781</text:p>
          </table:table-cell>
          <table:table-cell table:formula="of:=([.B148]*[.C148])/[.$G$3]" office:value-type="float" office:value="3099.60416666667" calcext:value-type="float">
            <text:p>3,099.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-08</text:p>
          </table:table-cell>
          <table:table-cell office:value-type="float" office:value="150" calcext:value-type="float">
            <text:p>150</text:p>
          </table:table-cell>
          <table:table-cell office:value-type="float" office:value="172653" calcext:value-type="float">
            <text:p>172,653</text:p>
          </table:table-cell>
          <table:table-cell table:formula="of:=([.B149]*[.C149])/[.$G$3]" office:value-type="float" office:value="3596.9375" calcext:value-type="float">
            <text:p>3,596.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-09</text:p>
          </table:table-cell>
          <table:table-cell office:value-type="float" office:value="150" calcext:value-type="float">
            <text:p>150</text:p>
          </table:table-cell>
          <table:table-cell office:value-type="float" office:value="120354" calcext:value-type="float">
            <text:p>120,354</text:p>
          </table:table-cell>
          <table:table-cell table:formula="of:=([.B150]*[.C150])/[.$G$3]" office:value-type="float" office:value="2507.375" calcext:value-type="float">
            <text:p>2,507.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-11</text:p>
          </table:table-cell>
          <table:table-cell office:value-type="float" office:value="150" calcext:value-type="float">
            <text:p>150</text:p>
          </table:table-cell>
          <table:table-cell office:value-type="float" office:value="88110" calcext:value-type="float">
            <text:p>88,110</text:p>
          </table:table-cell>
          <table:table-cell table:formula="of:=([.B151]*[.C151])/[.$G$3]" office:value-type="float" office:value="1835.625" calcext:value-type="float">
            <text:p>1,835.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-12</text:p>
          </table:table-cell>
          <table:table-cell office:value-type="float" office:value="150" calcext:value-type="float">
            <text:p>150</text:p>
          </table:table-cell>
          <table:table-cell office:value-type="float" office:value="101425" calcext:value-type="float">
            <text:p>101,425</text:p>
          </table:table-cell>
          <table:table-cell table:formula="of:=([.B152]*[.C152])/[.$G$3]" office:value-type="float" office:value="2113.02083333333" calcext:value-type="float">
            <text:p>2,113.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-13</text:p>
          </table:table-cell>
          <table:table-cell office:value-type="float" office:value="150" calcext:value-type="float">
            <text:p>150</text:p>
          </table:table-cell>
          <table:table-cell office:value-type="float" office:value="120383" calcext:value-type="float">
            <text:p>120,383</text:p>
          </table:table-cell>
          <table:table-cell table:formula="of:=([.B153]*[.C153])/[.$G$3]" office:value-type="float" office:value="2507.97916666667" calcext:value-type="float">
            <text:p>2,507.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-14</text:p>
          </table:table-cell>
          <table:table-cell office:value-type="float" office:value="150" calcext:value-type="float">
            <text:p>150</text:p>
          </table:table-cell>
          <table:table-cell office:value-type="float" office:value="101924" calcext:value-type="float">
            <text:p>101,924</text:p>
          </table:table-cell>
          <table:table-cell table:formula="of:=([.B154]*[.C154])/[.$G$3]" office:value-type="float" office:value="2123.41666666667" calcext:value-type="float">
            <text:p>2,123.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-15</text:p>
          </table:table-cell>
          <table:table-cell office:value-type="float" office:value="150" calcext:value-type="float">
            <text:p>150</text:p>
          </table:table-cell>
          <table:table-cell office:value-type="float" office:value="104582" calcext:value-type="float">
            <text:p>104,582</text:p>
          </table:table-cell>
          <table:table-cell table:formula="of:=([.B155]*[.C155])/[.$G$3]" office:value-type="float" office:value="2178.79166666667" calcext:value-type="float">
            <text:p>2,178.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-17</text:p>
          </table:table-cell>
          <table:table-cell office:value-type="float" office:value="150" calcext:value-type="float">
            <text:p>150</text:p>
          </table:table-cell>
          <table:table-cell office:value-type="float" office:value="118609" calcext:value-type="float">
            <text:p>118,609</text:p>
          </table:table-cell>
          <table:table-cell table:formula="of:=([.B156]*[.C156])/[.$G$3]" office:value-type="float" office:value="2471.02083333333" calcext:value-type="float">
            <text:p>2,471.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-18</text:p>
          </table:table-cell>
          <table:table-cell office:value-type="float" office:value="150" calcext:value-type="float">
            <text:p>150</text:p>
          </table:table-cell>
          <table:table-cell office:value-type="float" office:value="161227" calcext:value-type="float">
            <text:p>161,227</text:p>
          </table:table-cell>
          <table:table-cell table:formula="of:=([.B157]*[.C157])/[.$G$3]" office:value-type="float" office:value="3358.89583333333" calcext:value-type="float">
            <text:p>3,358.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-19</text:p>
          </table:table-cell>
          <table:table-cell office:value-type="float" office:value="150" calcext:value-type="float">
            <text:p>150</text:p>
          </table:table-cell>
          <table:table-cell office:value-type="float" office:value="161233" calcext:value-type="float">
            <text:p>161,233</text:p>
          </table:table-cell>
          <table:table-cell table:formula="of:=([.B158]*[.C158])/[.$G$3]" office:value-type="float" office:value="3359.02083333333" calcext:value-type="float">
            <text:p>3,359.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-20</text:p>
          </table:table-cell>
          <table:table-cell office:value-type="float" office:value="150" calcext:value-type="float">
            <text:p>150</text:p>
          </table:table-cell>
          <table:table-cell office:value-type="float" office:value="127216" calcext:value-type="float">
            <text:p>127,216</text:p>
          </table:table-cell>
          <table:table-cell table:formula="of:=([.B159]*[.C159])/[.$G$3]" office:value-type="float" office:value="2650.33333333333" calcext:value-type="float">
            <text:p>2,650.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-21</text:p>
          </table:table-cell>
          <table:table-cell office:value-type="float" office:value="150" calcext:value-type="float">
            <text:p>150</text:p>
          </table:table-cell>
          <table:table-cell office:value-type="float" office:value="124496" calcext:value-type="float">
            <text:p>124,496</text:p>
          </table:table-cell>
          <table:table-cell table:formula="of:=([.B160]*[.C160])/[.$G$3]" office:value-type="float" office:value="2593.66666666667" calcext:value-type="float">
            <text:p>2,593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-22</text:p>
          </table:table-cell>
          <table:table-cell office:value-type="float" office:value="150" calcext:value-type="float">
            <text:p>150</text:p>
          </table:table-cell>
          <table:table-cell office:value-type="float" office:value="125083" calcext:value-type="float">
            <text:p>125,083</text:p>
          </table:table-cell>
          <table:table-cell table:formula="of:=([.B161]*[.C161])/[.$G$3]" office:value-type="float" office:value="2605.89583333333" calcext:value-type="float">
            <text:p>2,605.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-23</text:p>
          </table:table-cell>
          <table:table-cell office:value-type="float" office:value="150" calcext:value-type="float">
            <text:p>150</text:p>
          </table:table-cell>
          <table:table-cell office:value-type="float" office:value="134579" calcext:value-type="float">
            <text:p>134,579</text:p>
          </table:table-cell>
          <table:table-cell table:formula="of:=([.B162]*[.C162])/[.$G$3]" office:value-type="float" office:value="2803.72916666667" calcext:value-type="float">
            <text:p>2,803.7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-24</text:p>
          </table:table-cell>
          <table:table-cell office:value-type="float" office:value="150" calcext:value-type="float">
            <text:p>150</text:p>
          </table:table-cell>
          <table:table-cell office:value-type="float" office:value="128367" calcext:value-type="float">
            <text:p>128,367</text:p>
          </table:table-cell>
          <table:table-cell table:formula="of:=([.B163]*[.C163])/[.$G$3]" office:value-type="float" office:value="2674.3125" calcext:value-type="float">
            <text:p>2,674.3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-25</text:p>
          </table:table-cell>
          <table:table-cell office:value-type="float" office:value="150" calcext:value-type="float">
            <text:p>150</text:p>
          </table:table-cell>
          <table:table-cell office:value-type="float" office:value="129028" calcext:value-type="float">
            <text:p>129,028</text:p>
          </table:table-cell>
          <table:table-cell table:formula="of:=([.B164]*[.C164])/[.$G$3]" office:value-type="float" office:value="2688.08333333333" calcext:value-type="float">
            <text:p>2,688.0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-26</text:p>
          </table:table-cell>
          <table:table-cell office:value-type="float" office:value="150" calcext:value-type="float">
            <text:p>150</text:p>
          </table:table-cell>
          <table:table-cell office:value-type="float" office:value="148121" calcext:value-type="float">
            <text:p>148,121</text:p>
          </table:table-cell>
          <table:table-cell table:formula="of:=([.B165]*[.C165])/[.$G$3]" office:value-type="float" office:value="3085.85416666667" calcext:value-type="float">
            <text:p>3,085.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-27</text:p>
          </table:table-cell>
          <table:table-cell office:value-type="float" office:value="150" calcext:value-type="float">
            <text:p>150</text:p>
          </table:table-cell>
          <table:table-cell office:value-type="float" office:value="151265" calcext:value-type="float">
            <text:p>151,265</text:p>
          </table:table-cell>
          <table:table-cell table:formula="of:=([.B166]*[.C166])/[.$G$3]" office:value-type="float" office:value="3151.35416666667" calcext:value-type="float">
            <text:p>3,151.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-28</text:p>
          </table:table-cell>
          <table:table-cell office:value-type="float" office:value="150" calcext:value-type="float">
            <text:p>150</text:p>
          </table:table-cell>
          <table:table-cell office:value-type="float" office:value="129218" calcext:value-type="float">
            <text:p>129,218</text:p>
          </table:table-cell>
          <table:table-cell table:formula="of:=([.B167]*[.C167])/[.$G$3]" office:value-type="float" office:value="2692.04166666667" calcext:value-type="float">
            <text:p>2,692.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-29</text:p>
          </table:table-cell>
          <table:table-cell office:value-type="float" office:value="150" calcext:value-type="float">
            <text:p>150</text:p>
          </table:table-cell>
          <table:table-cell office:value-type="float" office:value="137775" calcext:value-type="float">
            <text:p>137,775</text:p>
          </table:table-cell>
          <table:table-cell table:formula="of:=([.B168]*[.C168])/[.$G$3]" office:value-type="float" office:value="2870.3125" calcext:value-type="float">
            <text:p>2,870.3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-30</text:p>
          </table:table-cell>
          <table:table-cell office:value-type="float" office:value="150" calcext:value-type="float">
            <text:p>150</text:p>
          </table:table-cell>
          <table:table-cell office:value-type="float" office:value="121181" calcext:value-type="float">
            <text:p>121,181</text:p>
          </table:table-cell>
          <table:table-cell table:formula="of:=([.B169]*[.C169])/[.$G$3]" office:value-type="float" office:value="2524.60416666667" calcext:value-type="float">
            <text:p>2,524.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-31</text:p>
          </table:table-cell>
          <table:table-cell office:value-type="float" office:value="150" calcext:value-type="float">
            <text:p>150</text:p>
          </table:table-cell>
          <table:table-cell office:value-type="float" office:value="136677" calcext:value-type="float">
            <text:p>136,677</text:p>
          </table:table-cell>
          <table:table-cell table:formula="of:=([.B170]*[.C170])/[.$G$3]" office:value-type="float" office:value="2847.4375" calcext:value-type="float">
            <text:p>2,847.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P-02</text:p>
          </table:table-cell>
          <table:table-cell office:value-type="float" office:value="150" calcext:value-type="float">
            <text:p>150</text:p>
          </table:table-cell>
          <table:table-cell office:value-type="float" office:value="116716" calcext:value-type="float">
            <text:p>116,716</text:p>
          </table:table-cell>
          <table:table-cell table:formula="of:=([.B171]*[.C171])/[.$G$3]" office:value-type="float" office:value="2431.58333333333" calcext:value-type="float">
            <text:p>2,431.5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P-03</text:p>
          </table:table-cell>
          <table:table-cell office:value-type="float" office:value="150" calcext:value-type="float">
            <text:p>150</text:p>
          </table:table-cell>
          <table:table-cell office:value-type="float" office:value="107666" calcext:value-type="float">
            <text:p>107,666</text:p>
          </table:table-cell>
          <table:table-cell table:formula="of:=([.B172]*[.C172])/[.$G$3]" office:value-type="float" office:value="2243.04166666667" calcext:value-type="float">
            <text:p>2,243.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P-04</text:p>
          </table:table-cell>
          <table:table-cell office:value-type="float" office:value="150" calcext:value-type="float">
            <text:p>150</text:p>
          </table:table-cell>
          <table:table-cell office:value-type="float" office:value="138401" calcext:value-type="float">
            <text:p>138,401</text:p>
          </table:table-cell>
          <table:table-cell table:formula="of:=([.B173]*[.C173])/[.$G$3]" office:value-type="float" office:value="2883.35416666667" calcext:value-type="float">
            <text:p>2,883.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P-06</text:p>
          </table:table-cell>
          <table:table-cell office:value-type="float" office:value="150" calcext:value-type="float">
            <text:p>150</text:p>
          </table:table-cell>
          <table:table-cell office:value-type="float" office:value="127677" calcext:value-type="float">
            <text:p>127,677</text:p>
          </table:table-cell>
          <table:table-cell table:formula="of:=([.B174]*[.C174])/[.$G$3]" office:value-type="float" office:value="2659.9375" calcext:value-type="float">
            <text:p>2,659.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P-09</text:p>
          </table:table-cell>
          <table:table-cell office:value-type="float" office:value="150" calcext:value-type="float">
            <text:p>150</text:p>
          </table:table-cell>
          <table:table-cell office:value-type="float" office:value="102927" calcext:value-type="float">
            <text:p>102,927</text:p>
          </table:table-cell>
          <table:table-cell table:formula="of:=([.B175]*[.C175])/[.$G$3]" office:value-type="float" office:value="2144.3125" calcext:value-type="float">
            <text:p>2,144.3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P-10</text:p>
          </table:table-cell>
          <table:table-cell office:value-type="float" office:value="150" calcext:value-type="float">
            <text:p>150</text:p>
          </table:table-cell>
          <table:table-cell office:value-type="float" office:value="126378" calcext:value-type="float">
            <text:p>126,378</text:p>
          </table:table-cell>
          <table:table-cell table:formula="of:=([.B176]*[.C176])/[.$G$3]" office:value-type="float" office:value="2632.875" calcext:value-type="float">
            <text:p>2,632.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P-11</text:p>
          </table:table-cell>
          <table:table-cell office:value-type="float" office:value="150" calcext:value-type="float">
            <text:p>150</text:p>
          </table:table-cell>
          <table:table-cell office:value-type="float" office:value="183977" calcext:value-type="float">
            <text:p>183,977</text:p>
          </table:table-cell>
          <table:table-cell table:formula="of:=([.B177]*[.C177])/[.$G$3]" office:value-type="float" office:value="3832.85416666667" calcext:value-type="float">
            <text:p>3,832.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P-12</text:p>
          </table:table-cell>
          <table:table-cell office:value-type="float" office:value="150" calcext:value-type="float">
            <text:p>150</text:p>
          </table:table-cell>
          <table:table-cell office:value-type="float" office:value="119136" calcext:value-type="float">
            <text:p>119,136</text:p>
          </table:table-cell>
          <table:table-cell table:formula="of:=([.B178]*[.C178])/[.$G$3]" office:value-type="float" office:value="2482" calcext:value-type="float">
            <text:p>2,482.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P-13</text:p>
          </table:table-cell>
          <table:table-cell office:value-type="float" office:value="150" calcext:value-type="float">
            <text:p>150</text:p>
          </table:table-cell>
          <table:table-cell office:value-type="float" office:value="113276" calcext:value-type="float">
            <text:p>113,276</text:p>
          </table:table-cell>
          <table:table-cell table:formula="of:=([.B179]*[.C179])/[.$G$3]" office:value-type="float" office:value="2359.91666666667" calcext:value-type="float">
            <text:p>2,359.9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P-14</text:p>
          </table:table-cell>
          <table:table-cell office:value-type="float" office:value="150" calcext:value-type="float">
            <text:p>150</text:p>
          </table:table-cell>
          <table:table-cell office:value-type="float" office:value="118618" calcext:value-type="float">
            <text:p>118,618</text:p>
          </table:table-cell>
          <table:table-cell table:formula="of:=([.B180]*[.C180])/[.$G$3]" office:value-type="float" office:value="2471.20833333333" calcext:value-type="float">
            <text:p>2,471.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P-15</text:p>
          </table:table-cell>
          <table:table-cell office:value-type="float" office:value="150" calcext:value-type="float">
            <text:p>150</text:p>
          </table:table-cell>
          <table:table-cell office:value-type="float" office:value="118598" calcext:value-type="float">
            <text:p>118,598</text:p>
          </table:table-cell>
          <table:table-cell table:formula="of:=([.B181]*[.C181])/[.$G$3]" office:value-type="float" office:value="2470.79166666667" calcext:value-type="float">
            <text:p>2,470.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P-18</text:p>
          </table:table-cell>
          <table:table-cell office:value-type="float" office:value="150" calcext:value-type="float">
            <text:p>150</text:p>
          </table:table-cell>
          <table:table-cell office:value-type="float" office:value="129309" calcext:value-type="float">
            <text:p>129,309</text:p>
          </table:table-cell>
          <table:table-cell table:formula="of:=([.B182]*[.C182])/[.$G$3]" office:value-type="float" office:value="2693.9375" calcext:value-type="float">
            <text:p>2,693.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P-19</text:p>
          </table:table-cell>
          <table:table-cell office:value-type="float" office:value="150" calcext:value-type="float">
            <text:p>150</text:p>
          </table:table-cell>
          <table:table-cell office:value-type="float" office:value="165867" calcext:value-type="float">
            <text:p>165,867</text:p>
          </table:table-cell>
          <table:table-cell table:formula="of:=([.B183]*[.C183])/[.$G$3]" office:value-type="float" office:value="3455.5625" calcext:value-type="float">
            <text:p>3,455.5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P-21</text:p>
          </table:table-cell>
          <table:table-cell office:value-type="float" office:value="150" calcext:value-type="float">
            <text:p>150</text:p>
          </table:table-cell>
          <table:table-cell office:value-type="float" office:value="52576" calcext:value-type="float">
            <text:p>52,576</text:p>
          </table:table-cell>
          <table:table-cell table:formula="of:=([.B184]*[.C184])/[.$G$3]" office:value-type="float" office:value="1095.33333333333" calcext:value-type="float">
            <text:p>1,095.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P-23</text:p>
          </table:table-cell>
          <table:table-cell office:value-type="float" office:value="150" calcext:value-type="float">
            <text:p>150</text:p>
          </table:table-cell>
          <table:table-cell office:value-type="float" office:value="52588" calcext:value-type="float">
            <text:p>52,588</text:p>
          </table:table-cell>
          <table:table-cell table:formula="of:=([.B185]*[.C185])/[.$G$3]" office:value-type="float" office:value="1095.58333333333" calcext:value-type="float">
            <text:p>1,095.5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P-24</text:p>
          </table:table-cell>
          <table:table-cell office:value-type="float" office:value="150" calcext:value-type="float">
            <text:p>150</text:p>
          </table:table-cell>
          <table:table-cell office:value-type="float" office:value="90800" calcext:value-type="float">
            <text:p>90,800</text:p>
          </table:table-cell>
          <table:table-cell table:formula="of:=([.B186]*[.C186])/[.$G$3]" office:value-type="float" office:value="1891.66666666667" calcext:value-type="float">
            <text:p>1,891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P-26</text:p>
          </table:table-cell>
          <table:table-cell office:value-type="float" office:value="150" calcext:value-type="float">
            <text:p>150</text:p>
          </table:table-cell>
          <table:table-cell office:value-type="float" office:value="74779" calcext:value-type="float">
            <text:p>74,779</text:p>
          </table:table-cell>
          <table:table-cell table:formula="of:=([.B187]*[.C187])/[.$G$3]" office:value-type="float" office:value="1557.89583333333" calcext:value-type="float">
            <text:p>1,557.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P-27</text:p>
          </table:table-cell>
          <table:table-cell office:value-type="float" office:value="150" calcext:value-type="float">
            <text:p>150</text:p>
          </table:table-cell>
          <table:table-cell office:value-type="float" office:value="101930" calcext:value-type="float">
            <text:p>101,930</text:p>
          </table:table-cell>
          <table:table-cell table:formula="of:=([.B188]*[.C188])/[.$G$3]" office:value-type="float" office:value="2123.54166666667" calcext:value-type="float">
            <text:p>2,123.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P-30</text:p>
          </table:table-cell>
          <table:table-cell office:value-type="float" office:value="150" calcext:value-type="float">
            <text:p>150</text:p>
          </table:table-cell>
          <table:table-cell office:value-type="float" office:value="103642" calcext:value-type="float">
            <text:p>103,642</text:p>
          </table:table-cell>
          <table:table-cell table:formula="of:=([.B189]*[.C189])/[.$G$3]" office:value-type="float" office:value="2159.20833333333" calcext:value-type="float">
            <text:p>2,159.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P-31</text:p>
          </table:table-cell>
          <table:table-cell office:value-type="float" office:value="150" calcext:value-type="float">
            <text:p>150</text:p>
          </table:table-cell>
          <table:table-cell office:value-type="float" office:value="124208" calcext:value-type="float">
            <text:p>124,208</text:p>
          </table:table-cell>
          <table:table-cell table:formula="of:=([.B190]*[.C190])/[.$G$3]" office:value-type="float" office:value="2587.66666666667" calcext:value-type="float">
            <text:p>2,587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P-32</text:p>
          </table:table-cell>
          <table:table-cell office:value-type="float" office:value="150" calcext:value-type="float">
            <text:p>150</text:p>
          </table:table-cell>
          <table:table-cell office:value-type="float" office:value="154405" calcext:value-type="float">
            <text:p>154,405</text:p>
          </table:table-cell>
          <table:table-cell table:formula="of:=([.B191]*[.C191])/[.$G$3]" office:value-type="float" office:value="3216.77083333333" calcext:value-type="float">
            <text:p>3,216.771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>
            <text:p>S1-03</text:p>
          </table:table-cell>
          <table:table-cell office:value-type="float" office:value="150" calcext:value-type="float">
            <text:p>150</text:p>
          </table:table-cell>
          <table:table-cell office:value-type="float" office:value="159686" calcext:value-type="float">
            <text:p>159,686</text:p>
          </table:table-cell>
          <table:table-cell table:formula="of:=([.B192]*[.C192])/[.$G$3]" office:value-type="float" office:value="3326.79166666667" calcext:value-type="float">
            <text:p>3,326.792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>
            <text:p>S1-04</text:p>
          </table:table-cell>
          <table:table-cell office:value-type="float" office:value="150" calcext:value-type="float">
            <text:p>150</text:p>
          </table:table-cell>
          <table:table-cell office:value-type="float" office:value="112972" calcext:value-type="float">
            <text:p>112,972</text:p>
          </table:table-cell>
          <table:table-cell table:formula="of:=([.B193]*[.C193])/[.$G$3]" office:value-type="float" office:value="2353.58333333333" calcext:value-type="float">
            <text:p>2,353.583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Total</text:p>
          </table:table-cell>
          <table:table-cell table:style-name="ce10" office:value-type="float" office:value="150" calcext:value-type="float">
            <text:p>150</text:p>
          </table:table-cell>
          <table:table-cell table:style-name="ce14" table:formula="of:=SUM([.C2:.C193])" office:value-type="float" office:value="23914076" calcext:value-type="float">
            <text:p>23,914,076</text:p>
          </table:table-cell>
          <table:table-cell table:style-name="ce16" table:formula="of:=([.G4]*[.C194])/[.G3]" office:value-type="float" office:value="498209.916666667" calcext:value-type="float">
            <text:p>498,209.917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Average</text:p>
          </table:table-cell>
          <table:table-cell table:style-name="ce24"/>
          <table:table-cell table:style-name="ce46" table:formula="of:=AVERAGE([.C2:.C193])" office:value-type="float" office:value="124552.479166667" calcext:value-type="float">
            <text:p>124,552</text:p>
          </table:table-cell>
          <table:table-cell table:style-name="ce46" table:formula="of:=AVERAGE([.D2:.D193])" office:value-type="float" office:value="2594.84821686921" calcext:value-type="float">
            <text:p>2,595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samples in read were sequenced twice: with single and paired -end sequencing</text:p>
          </table:table-cell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6" loext:min-decimal-places="16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number:number-style style:name="N139">
      <number:number number:decimal-places="1" loext:min-decimal-places="1" number:min-integer-digits="1"/>
    </number:number-style>
    <number:number-style style:name="N140">
      <number:number number:decimal-places="3" loext:min-decimal-places="3" number:min-integer-digits="1" number:grouping="true"/>
    </number:number-style>
    <number:number-style style:name="N141">
      <number:number number:decimal-places="1" loext:min-decimal-places="1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0">00/00/0000</text:date>, <text:time style:data-style-name="N2" text:time-value="09:53:10.9895117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tor Pavinato</meta:initial-creator>
    <meta:creation-date>2020-08-12T10:44:23.346524873</meta:creation-date>
    <dc:date>2020-08-30T10:03:38.746115012</dc:date>
    <dc:creator>Vitor Pavinato</dc:creator>
    <meta:editing-duration>P3DT23H44M24S</meta:editing-duration>
    <meta:editing-cycles>13</meta:editing-cycles>
    <meta:generator>LibreOffice/6.0.6.2$MacOSX_X86_64 LibreOffice_project/0c292870b25a325b5ed35f6b45599d2ea4458e77</meta:generator>
    <meta:document-statistic meta:table-count="2" meta:cell-count="1136" meta:object-count="0"/>
  </office:meta>
</office:document-meta>
</file>